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full-path="Object 3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full-path="Object 4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full-path="Object 6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full-path="Object 7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full-path="Object 8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-color="#000000" draw:textarea-horizontal-align="justify" draw:textarea-vertical-align="middle" draw:auto-grow-height="false"/>
    </style:style>
    <style:style style:name="gr3" style:family="graphic" style:parent-style-name="standard">
      <style:graphic-properties draw:stroke="dash" draw:stroke-dash="Ultrafine_20_Dashed" svg:stroke-width="0.026cm" svg:stroke-color="#ff6633" draw:marker-start-width="0.3cm" draw:marker-start-center="false" draw:marker-end-width="0.3cm" draw:marker-end-center="false" draw:stroke-linejoin="miter" draw:fill="none" draw:fill-color="#b3b300" draw:textarea-horizontal-align="center" draw:textarea-vertical-align="middle" draw:auto-grow-height="false" draw:fit-to-size="false" fo:min-height="0cm" fo:min-width="0cm" fo:padding-top="0.13cm" fo:padding-bottom="0.13cm" fo:padding-left="0.25cm" fo:padding-right="0.25cm" fo:wrap-option="wrap" draw:shadow="hidden" draw:shadow-offset-x="0.3cm" draw:shadow-offset-y="0.3cm" draw:shadow-color="#808080"/>
    </style:style>
    <style:style style:name="gr4" style:family="graphic" style:parent-style-name="standard">
      <style:graphic-properties style:protect="size"/>
    </style:style>
    <style:style style:name="pr1" style:family="presentation" style:parent-style-name="lyt-cool-title">
      <style:graphic-properties draw:fill-color="#ffffff" draw:auto-grow-height="true" fo:min-height="3.508cm"/>
    </style:style>
    <style:style style:name="pr2" style:family="presentation" style:parent-style-name="lyt-cool-outline1">
      <style:graphic-properties draw:fill-color="#ffffff" draw:auto-grow-height="true" fo:min-height="13.231cm"/>
    </style:style>
    <style:style style:name="pr3" style:family="presentation" style:parent-style-name="lyt-cool-notes">
      <style:graphic-properties draw:fill-color="#ffffff" draw:auto-grow-height="true" fo:min-height="11.411cm"/>
    </style:style>
    <style:style style:name="pr4" style:family="presentation" style:parent-style-name="lyt-cool-title">
      <style:graphic-properties draw:fill-color="#ffffff" fo:min-height="3.257cm"/>
    </style:style>
    <style:style style:name="pr5" style:family="presentation" style:parent-style-name="lyt-cool-outline1">
      <style:graphic-properties draw:fill-color="#ffffff" fo:min-height="12.98cm"/>
    </style:style>
    <style:style style:name="pr6" style:family="presentation" style:parent-style-name="lyt-cool-notes">
      <style:graphic-properties draw:fill-color="#ffffff" fo:min-height="11.16cm"/>
    </style:style>
    <style:style style:name="pr7" style:family="presentation" style:parent-style-name="lyt-cool-outline1">
      <style:graphic-properties draw:fill-color="#ffffff" draw:auto-grow-height="true" fo:min-height="1.569cm"/>
    </style:style>
    <style:style style:name="pr8" style:family="presentation" style:parent-style-name="lyt-cool-outline1">
      <style:graphic-properties draw:fill-color="#ffffff" draw:auto-grow-height="true" fo:min-height="3cm"/>
    </style:style>
    <style:style style:name="pr9" style:family="presentation" style:parent-style-name="lyt-cool-outline1">
      <style:graphic-properties draw:fill-color="#ffffff" draw:auto-grow-height="true" fo:min-height="3.069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40pt"/>
    </style:style>
    <style:style style:name="P3" style:family="paragraph">
      <style:paragraph-properties fo:margin-left="1.2cm" fo:margin-right="0cm" text:enable-numbering="false" fo:text-indent="-0.9cm"/>
    </style:style>
    <style:style style:name="P4" style:family="paragraph">
      <style:paragraph-properties fo:margin-left="1.2cm" fo:margin-right="0cm" text:enable-numbering="true" fo:text-indent="-0.9cm"/>
    </style:style>
    <style:style style:name="P5" style:family="paragraph">
      <style:paragraph-properties fo:margin-left="1.2cm" fo:margin-right="0cm" text:enable-numbering="false" fo:text-indent="-0.9cm"/>
      <style:text-properties fo:font-family="'Bitstream Vera Sans'" style:font-family-generic="swiss" style:font-pitch="variable"/>
    </style:style>
    <style:style style:name="P6" style:family="paragraph">
      <style:paragraph-properties fo:margin-left="1.2cm" fo:margin-right="0cm" text:enable-numbering="true" fo:text-indent="-0.9cm"/>
      <style:text-properties fo:font-size="10pt"/>
    </style:style>
    <style:style style:name="P7" style:family="paragraph">
      <style:paragraph-properties text:enable-numbering="true"/>
      <style:text-properties fo:font-size="10pt"/>
    </style:style>
    <style:style style:name="P8" style:family="paragraph">
      <style:paragraph-properties fo:text-align="center"/>
    </style:style>
    <style:style style:name="P9" style:family="paragraph">
      <style:paragraph-properties fo:margin-left="0cm" fo:margin-right="0cm" fo:text-indent="0cm" style:writing-mode="lr-tb">
        <style:tab-stops/>
      </style:paragraph-properties>
      <style:text-properties fo:font-weight="bold"/>
    </style:style>
    <style:style style:name="P10" style:family="paragraph">
      <style:paragraph-properties fo:margin-left="0cm" fo:margin-right="0cm" fo:margin-top="0cm" fo:margin-bottom="0cm" fo:line-height="100%" fo:text-align="start" text:enable-numbering="false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position="0% 100%" fo:font-family="'Arial Black'" style:font-family-generic="roman" fo:font-size="24pt" fo:font-style="normal" fo:text-shadow="none" style:text-underline-style="none" fo:font-weight="bold" style:font-family-asian="'MS Gothic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/>
    </style:style>
    <style:style style:name="P11" style:family="paragraph">
      <style:paragraph-properties fo:margin-left="0cm" fo:margin-right="0cm" fo:text-indent="0cm"/>
      <style:text-properties fo:font-size="24pt"/>
    </style:style>
    <style:style style:name="P12" style:family="paragraph">
      <style:paragraph-properties fo:margin-left="1.2cm" fo:margin-right="0cm" fo:text-indent="-0.9cm"/>
    </style:style>
    <style:style style:name="P13" style:family="paragraph">
      <style:paragraph-properties fo:margin-left="1.2cm" fo:margin-right="0cm" fo:text-indent="-0.9cm"/>
      <style:text-properties fo:font-size="28pt"/>
    </style:style>
    <style:style style:name="P14" style:family="paragraph">
      <style:paragraph-properties fo:margin-left="2.4cm" fo:margin-right="0cm" fo:text-indent="-0.8cm"/>
      <style:text-properties fo:font-size="28pt"/>
    </style:style>
    <style:style style:name="P15" style:family="paragraph">
      <style:paragraph-properties fo:margin-left="1.2cm" fo:margin-right="0cm" text:enable-numbering="true" fo:text-indent="-0.9cm"/>
      <style:text-properties fo:font-size="28pt"/>
    </style:style>
    <style:style style:name="P16" style:family="paragraph">
      <style:text-properties fo:font-size="28pt"/>
    </style:style>
    <style:style style:name="P17" style:family="paragraph">
      <style:paragraph-properties fo:margin-left="0cm" fo:margin-right="0cm" fo:text-indent="0cm"/>
      <style:text-properties fo:font-size="36pt"/>
    </style:style>
    <style:style style:name="P18" style:family="paragraph">
      <style:paragraph-properties fo:margin-left="2.4cm" fo:margin-right="0cm" text:enable-numbering="false" fo:text-indent="-0.8cm"/>
      <style:text-properties fo:font-size="28pt"/>
    </style:style>
    <style:style style:name="P19" style:family="paragraph">
      <style:paragraph-properties fo:margin-left="0cm" fo:margin-right="0cm" text:enable-numbering="false" fo:text-indent="0cm"/>
    </style:style>
    <style:style style:name="T1" style:family="text">
      <style:text-properties fo:font-size="40pt"/>
    </style:style>
    <style:style style:name="T2" style:family="text">
      <style:text-properties fo:font-family="'Bitstream Vera Sans'" style:font-family-generic="swiss" style:font-pitch="variable" fo:font-weight="bold"/>
    </style:style>
    <style:style style:name="T3" style:family="text">
      <style:text-properties fo:font-family="'Bitstream Vera Sans'" style:font-family-generic="swiss" style:font-pitch="variable" fo:font-weight="normal"/>
    </style:style>
    <style:style style:name="T4" style:family="text">
      <style:text-properties fo:font-family="'Bitstream Vera Sans'" style:font-family-generic="swiss" style:font-pitch="variable"/>
    </style:style>
    <style:style style:name="T5" style:family="text">
      <style:text-properties fo:font-size="10pt"/>
    </style:style>
    <style:style style:name="T6" style:family="text">
      <style:text-properties fo:font-weight="bold"/>
    </style:style>
    <style:style style:name="T7" style:family="text">
      <style:text-properties fo:font-size="28pt"/>
    </style:style>
    <style:style style:name="T8" style:family="text">
      <style:text-properties fo:font-size="28pt" fo:font-weight="bold"/>
    </style:style>
    <style:style style:name="T9" style:family="text">
      <style:text-properties fo:font-family="'Bitstream Vera Sans Mono'" style:font-family-generic="swiss" style:font-pitch="fixed" fo:font-size="28pt"/>
    </style:style>
    <style:style style:name="T10" style:family="text">
      <style:text-properties fo:font-size="28pt" fo:font-style="italic"/>
    </style:style>
    <style:style style:name="T11" style:family="text">
      <style:text-properties fo:font-size="36pt"/>
    </style:style>
    <style:style style:name="T12" style:family="text">
      <style:text-properties fo:font-size="36pt" fo:font-style="italic"/>
    </style:style>
    <style:style style:name="T13" style:family="text">
      <style:text-properties fo:font-family="'Bitstream Vera Sans Mono'" style:font-family-generic="swiss" style:font-pitch="fixed"/>
    </style:style>
    <style:style style:name="T14" style:family="text">
      <style:text-properties fo:font-size="28pt" fo:font-style="italic" fo:font-weight="bold"/>
    </style:style>
    <style:style style:name="T15" style:family="text">
      <style:text-properties fo:font-size="26pt"/>
    </style:style>
    <style:style style:name="T16" style:family="text">
      <style:text-properties fo:font-size="26pt" fo:font-style="italic"/>
    </style:style>
    <style:style style:name="T17" style:family="text">
      <style:text-properties fo:font-size="24pt" fo:font-style="italic"/>
    </style:style>
    <style:style style:name="T18" style:family="text">
      <style:text-properties fo:font-size="24pt" fo:font-style="italic" style:text-underline-style="solid" style:text-underline-width="auto" style:text-underline-color="font-color"/>
    </style:style>
    <text:list-style style:name="L1">
      <text:list-level-style-bullet text:level="1" text:bullet-char=""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presentation:footer-decl presentation:name="ftr1">ME3: Calibration &amp; Correction</presentation:footer-decl>
      <draw:page draw:name="page1" draw:style-name="dp1" draw:master-page-name="lyt-cool" presentation:presentation-page-layout-name="AL1T1" presentation:use-footer-name="ftr1">
        <draw:frame presentation:style-name="pr1" draw:text-style-name="P2" draw:layer="layout" svg:width="23.912cm" svg:height="3.508cm" svg:x="2.058cm" svg:y="1.542cm" presentation:class="title" presentation:user-transformed="true">
          <draw:text-box>
            <text:p text:style-name="P1"><text:span text:style-name="T1">ME3: Calibration &amp; Correction</text:span></text:p>
          </draw:text-box>
        </draw:frame>
        <draw:frame presentation:style-name="pr2" draw:text-style-name="P5" draw:layer="layout" svg:width="23.912cm" svg:height="13.231cm" svg:x="2.5cm" svg:y="6.269cm" presentation:class="outline" presentation:user-transformed="true">
          <draw:text-box>
            <text:list text:style-name="L2">
              <text:list-item>
                <text:p text:style-name="P3"><text:span text:style-name="T2">Objectives:</text:span></text:p>
              </text:list-item>
            </text:list>
            <text:list text:style-name="L2">
              <text:list-item>
                <text:p text:style-name="P3"><text:span text:style-name="T2"/></text:p>
              </text:list-item>
            </text:list>
            <text:list text:style-name="L2">
              <text:list-item>
                <text:p text:style-name="P4"><text:span text:style-name="T3">Figuring out what calibration is!</text:span></text:p>
              </text:list-item>
            </text:list>
            <text:list text:style-name="L2">
              <text:list-item>
                <text:p text:style-name="P4"><text:span text:style-name="T3">Framing the calibration problem in Measurement Equation terms.</text:span></text:p>
              </text:list-item>
            </text:list>
            <text:list text:style-name="L2">
              <text:list-item>
                <text:p text:style-name="P4"><text:span text:style-name="T4">Implementing some calibration trees.</text:span>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1" presentation:class="page"/>
          <draw:frame presentation:style-name="pr3" draw:text-style-name="P1" draw:layer="layout" svg:width="14.518cm" svg:height="11.411cm" svg:x="3.249cm" svg:y="14.13cm" presentation:class="notes" presentation:placeholder="true">
            <draw:text-box/>
          </draw:frame>
        </presentation:notes>
      </draw:page>
      <draw:page draw:name="page2" draw:style-name="dp3" draw:master-page-name="lyt-cool" presentation:presentation-page-layout-name="AL1T1" presentation:use-footer-name="ftr1">
        <draw:frame presentation:style-name="pr4" draw:layer="layout" svg:width="23.912cm" svg:height="3.625cm" svg:x="2.058cm" svg:y="1.484cm" presentation:class="title" presentation:user-transformed="true">
          <draw:text-box>
            <text:p text:style-name="P1">What Is Calibration?<text:line-break/>...according to Google</text:p>
          </draw:text-box>
        </draw:frame>
        <draw:frame presentation:style-name="pr5" draw:text-style-name="P7" draw:layer="layout" svg:width="25.442cm" svg:height="13.564cm" svg:x="2.058cm" svg:y="5.838cm" presentation:class="outline" presentation:user-transformed="true">
          <draw:text-box>
            <text:list text:style-name="L2">
              <text:list-item>
                <text:p text:style-name="P6"><text:span text:style-name="T5"># The process whereby the magnitude of the output of a measuring instrument is related to the magnitude of the input force driving the instrument (ie Adjusting a weight scale to zero when there is nothing on it). (Course Material/Ultrasonics/CalibrationMeth/calibrationmethods.htm)</text:span></text:p>
              </text:list-item>
            </text:list>
            <text:list text:style-name="L2">
              <text:list-item>
                <text:p text:style-name="P6"><text:span text:style-name="T5">www.ndt-ed.org/GeneralResources/Glossary/letter/c.htm</text:span></text:p>
              </text:list-item>
            </text:list>
            <text:list text:style-name="L2">
              <text:list-item>
                <text:p text:style-name="P6"><text:span text:style-name="T5"/></text:p>
              </text:list-item>
            </text:list>
            <text:list text:style-name="L2">
              <text:list-item>
                <text:p text:style-name="P6"><text:span text:style-name="T5"># The process of adjusting an instrument or compiling a deviation chart so that its reading can be correlated to the actual value being measured.</text:span></text:p>
              </text:list-item>
            </text:list>
            <text:list text:style-name="L2">
              <text:list-item>
                <text:p text:style-name="P6"><text:span text:style-name="T5">www.omega.com/literature/transactions/volume1/glossary.html</text:span></text:p>
              </text:list-item>
            </text:list>
            <text:list text:style-name="L2">
              <text:list-item>
                <text:p text:style-name="P6"><text:span text:style-name="T5"/></text:p>
              </text:list-item>
            </text:list>
            <text:list text:style-name="L2">
              <text:list-item>
                <text:p text:style-name="P6"><text:span text:style-name="T5"># The process of choosing attribute values and computational parameters so that a model properly represents the real-world situation being analyzed. For example, in pathfinding and allocation, calibration generally refers to assigning or calculating appropriate values to be entered in impedance and demand items.</text:span></text:p>
              </text:list-item>
            </text:list>
            <text:list text:style-name="L2">
              <text:list-item>
                <text:p text:style-name="P6"><text:span text:style-name="T5">www.geog.leeds.ac.uk/staff/m.blake/magis/glossary/esriglos.htm</text:span></text:p>
              </text:list-item>
            </text:list>
            <text:list text:style-name="L2">
              <text:list-item>
                <text:p text:style-name="P6"><text:span text:style-name="T5"/></text:p>
              </text:list-item>
            </text:list>
            <text:list text:style-name="L2">
              <text:list-item>
                <text:p text:style-name="P6"><text:span text:style-name="T5"># (cal·i·bra·tion) (kal²[ibreve]-bra¢sh[schwa]n) 1. determination of the accuracy of an instrument, usually by measurement of its variation from a standard, to ascertain necessary correction factors. 2. measurement of the caliber of a tube.</text:span></text:p>
              </text:list-item>
            </text:list>
            <text:list text:style-name="L2">
              <text:list-item>
                <text:p text:style-name="P6"><text:span text:style-name="T5">www.mercksource.com/pp/us/cns/cns_hl_dorlands.jspzQzpgzEzzSzppdocszSzuszSzcommonzSzdorlandszSzdorlandzSzdmd_c_03zPzhtm</text:span></text:p>
              </text:list-item>
            </text:list>
            <text:list text:style-name="L2">
              <text:list-item>
                <text:p text:style-name="P6"><text:span text:style-name="T5"/></text:p>
              </text:list-item>
            </text:list>
            <text:list text:style-name="L2">
              <text:list-item>
                <text:p text:style-name="P6"><text:span text:style-name="T5"># Checking, adjusting and systematically standardizing the graduations of a device.</text:span></text:p>
              </text:list-item>
            </text:list>
            <text:list text:style-name="L2">
              <text:list-item>
                <text:p text:style-name="P6"><text:span text:style-name="T5">www.inkcartridgesworld.com/_glossary.html</text:span></text:p>
              </text:list-item>
            </text:list>
            <text:list text:style-name="L2">
              <text:list-item>
                <text:p text:style-name="P6"><text:span text:style-name="T5"/></text:p>
              </text:list-item>
            </text:list>
            <text:list text:style-name="L2">
              <text:list-item>
                <text:p text:style-name="P6"><text:span text:style-name="T5"># The process of establishing a set of values for correct operation.</text:span></text:p>
              </text:list-item>
            </text:list>
            <text:list text:style-name="L2">
              <text:list-item>
                <text:p text:style-name="P6"><text:span text:style-name="T5">www.blazepoint.co.uk/faq_label_printers_glossary.html</text:span></text:p>
              </text:list-item>
            </text:list>
            <text:list text:style-name="L2">
              <text:list-item>
                <text:p text:style-name="P6"><text:span text:style-name="T5"/></text:p>
              </text:list-item>
            </text:list>
            <text:list text:style-name="L2">
              <text:list-item>
                <text:p text:style-name="P6"><text:span text:style-name="T5"># A process that establishes, under specified conditions, the relationship between the values indicated by the measuring system, and the corresponding values of a quantity realised by a reference standard or working standard.</text:span></text:p>
              </text:list-item>
            </text:list>
            <text:list text:style-name="L2">
              <text:list-item>
                <text:p text:style-name="P6"><text:span text:style-name="T5">www.nzelectricity.co.nz/H9glossary.htm</text:span></text:p>
              </text:list-item>
            </text:list>
            <text:list text:style-name="L2">
              <text:list-item>
                <text:p text:style-name="P6"><text:span text:style-name="T5"/></text:p>
              </text:list-item>
            </text:list>
            <text:list text:style-name="L2">
              <text:list-item>
                <text:p text:style-name="P6"><text:span text:style-name="T5"># process of comparing an instrument's accuracy to known standards</text:span></text:p>
              </text:list-item>
            </text:list>
            <text:list text:style-name="L2">
              <text:list-item>
                <text:p text:style-name="P6"><text:span text:style-name="T5">www.tsgc.utexas.edu/stars/glossary1.html</text:span></text:p>
              </text:list-item>
            </text:list>
            <text:list text:style-name="L2">
              <text:list-item>
                <text:p text:style-name="P6"><text:span text:style-name="T5"/></text:p>
              </text:list-item>
            </text:list>
            <text:list text:style-name="L2">
              <text:list-item>
                <text:p text:style-name="P6"><text:span text:style-name="T5"># is defined as the process of quantitatively defining the system response to known, controlled signal inputs.</text:span></text:p>
              </text:list-item>
            </text:list>
            <text:list text:style-name="L2">
              <text:list-item>
                <text:p text:style-name="P6"><text:span text:style-name="T5">www.eumetsat.int/en/dps/helpdesk/glossary.html</text:span>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2" presentation:class="page"/>
          <draw:frame presentation:style-name="pr6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" draw:style-name="dp3" draw:master-page-name="lyt-cool" presentation:presentation-page-layout-name="AL1T1" presentation:use-footer-name="ftr1">
        <office:forms form:automatic-focus="false" form:apply-design-mode="false"/>
        <draw:frame presentation:style-name="pr4" draw:layer="layout" svg:width="23.912cm" svg:height="3.257cm" svg:x="2.058cm" svg:y="1.668cm" presentation:class="title">
          <draw:text-box>
            <text:p text:style-name="P1">...according to Noordam</text:p>
          </draw:text-box>
        </draw:frame>
        <draw:custom-shape draw:style-name="gr2" draw:text-style-name="P8" draw:layer="layout" svg:width="27cm" svg:height="16cm" svg:x="1cm" svg:y="5cm">
          <text:p text:style-name="P1"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3.706cm" svg:height="10.28cm" svg:x="3.647cm" svg:y="2.853cm" draw:page-number="3" presentation:class="page"/>
          <draw:frame presentation:style-name="pr6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4" draw:style-name="dp3" draw:master-page-name="lyt-cool" presentation:presentation-page-layout-name="AL1T1" presentation:use-footer-name="ftr1">
        <office:forms form:automatic-focus="false" form:apply-design-mode="false"/>
        <draw:frame presentation:style-name="pr4" draw:layer="layout" svg:width="23.912cm" svg:height="3.625cm" svg:x="2.058cm" svg:y="1.484cm" presentation:class="title" presentation:user-transformed="true">
          <draw:text-box>
            <text:p text:style-name="P1">...according to the <text:line-break/>EoR KSG</text:p>
          </draw:text-box>
        </draw:frame>
        <draw:custom-shape draw:style-name="gr2" draw:text-style-name="P8" draw:layer="layout" svg:width="27cm" svg:height="15.999cm" svg:x="1cm" svg:y="5.001cm">
          <text:p text:style-name="P1"/>
          <draw:enhanced-geometry svg:viewBox="0 0 21600 21600" draw:type="rectangle" draw:enhanced-path="M 0 0 L 21600 0 21600 21600 0 21600 0 0 Z N"/>
        </draw:custom-shape>
        <draw:custom-shape draw:style-name="gr3" draw:text-style-name="P10" draw:layer="layout" svg:width="22cm" svg:height="5cm" svg:x="4cm" svg:y="10cm">
          <text:p text:style-name="P9"><text:span text:style-name="T6">EoR Signature???</text:span></text:p>
          <draw:enhanced-geometry svg:viewBox="0 0 21600 21600" draw:glue-points="?f18 ?f0 ?f20 10800 ?f19 ?f1 ?f21 10800" draw:text-areas="0 0 21600 21600" draw:text-path="true" draw:text-path-mode="shape" draw:text-path-scale="path" draw:text-path-same-letter-heights="false" draw:type="fontwork-wave" draw:modifiers="4460 10800" draw:enhanced-path="M ?f7 ?f0 C ?f15 ?f9 ?f16 ?f10 ?f12 ?f0 N M ?f29 ?f1 C ?f27 ?f28 ?f25 ?f26 ?f24 ?f1 N">
            <draw:equation draw:name="f0" draw:formula="$0 "/>
            <draw:equation draw:name="f1" draw:formula="21600-?f0 "/>
            <draw:equation draw:name="f2" draw:formula="$1 "/>
            <draw:equation draw:name="f3" draw:formula="?f2 -10800"/>
            <draw:equation draw:name="f4" draw:formula="?f3 *2"/>
            <draw:equation draw:name="f5" draw:formula="abs(?f4 )"/>
            <draw:equation draw:name="f6" draw:formula="4320-?f5 "/>
            <draw:equation draw:name="f7" draw:formula="if(?f3 ,0,?f5 )"/>
            <draw:equation draw:name="f8" draw:formula="15800*?f0 /4460"/>
            <draw:equation draw:name="f9" draw:formula="?f0 -?f8 "/>
            <draw:equation draw:name="f10" draw:formula="?f0 +?f8 "/>
            <draw:equation draw:name="f11" draw:formula="21600-?f4 "/>
            <draw:equation draw:name="f12" draw:formula="if(?f3 ,?f11 ,21600)"/>
            <draw:equation draw:name="f13" draw:formula="?f12 -?f7 "/>
            <draw:equation draw:name="f14" draw:formula="?f5 /2"/>
            <draw:equation draw:name="f15" draw:formula="?f7 +7200-?f14 "/>
            <draw:equation draw:name="f16" draw:formula="?f12 +?f14 -7200"/>
            <draw:equation draw:name="f17" draw:formula="?f13 /2"/>
            <draw:equation draw:name="f18" draw:formula="?f7 +?f17 "/>
            <draw:equation draw:name="f19" draw:formula="21600-?f18 "/>
            <draw:equation draw:name="f20" draw:formula="?f5 /2"/>
            <draw:equation draw:name="f21" draw:formula="21600-?f20 "/>
            <draw:equation draw:name="f22" draw:formula="?f0 *2"/>
            <draw:equation draw:name="f23" draw:formula="21600-?f22 "/>
            <draw:equation draw:name="f24" draw:formula="21600-?f7 "/>
            <draw:equation draw:name="f25" draw:formula="21600-?f15 "/>
            <draw:equation draw:name="f26" draw:formula="?f1 +?f8 "/>
            <draw:equation draw:name="f27" draw:formula="21600-?f16 "/>
            <draw:equation draw:name="f28" draw:formula="?f1 -?f8 "/>
            <draw:equation draw:name="f29" draw:formula="21600-?f12 "/>
            <draw:handle draw:handle-position="left $0" draw:handle-range-y-minimum="0" draw:handle-range-y-maximum="4460"/>
            <draw:handle draw:handle-position="$1 21600" draw:handle-range-x-minimum="8640" draw:handle-range-x-maximum="12960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3.706cm" svg:height="10.28cm" svg:x="3.647cm" svg:y="2.853cm" draw:page-number="4" presentation:class="page"/>
          <draw:frame presentation:style-name="pr6" draw:text-style-name="P1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5" draw:style-name="dp3" draw:master-page-name="lyt-cool" presentation:presentation-page-layout-name="AL1T1" presentation:use-footer-name="ftr1">
        <draw:frame presentation:style-name="pr4" draw:layer="layout" svg:width="23.912cm" svg:height="3.257cm" svg:x="2.058cm" svg:y="1.668cm" presentation:class="title">
          <draw:text-box>
            <text:p text:style-name="P1">Our Definition For Today...</text:p>
          </draw:text-box>
        </draw:frame>
        <draw:frame presentation:style-name="pr5" draw:layer="layout" svg:width="23.912cm" svg:height="12.98cm" svg:x="2.058cm" svg:y="5.838cm" presentation:class="outline">
          <draw:text-box>
            <text:list text:style-name="L2">
              <text:list-item>
                <text:p text:style-name="P12">Determining the properties of the sky and the instrument with sufficient accuracy.</text:p>
              </text:list-item>
            </text:list>
            <text:list text:style-name="L2">
              <text:list-item>
                <text:p text:style-name="P12">“Taking out” (as much as possible) instrumental corruptions.</text:p>
              </text:list-item>
            </text:list>
            <text:list text:style-name="L2">
              <text:list-item>
                <text:p text:style-name="P12">Subtracting known sources.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5" presentation:class="page"/>
          <draw:frame presentation:style-name="pr6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6" draw:style-name="dp3" draw:master-page-name="lyt-cool" presentation:presentation-page-layout-name="AL1T1" presentation:use-footer-name="ftr1">
        <draw:frame presentation:style-name="pr4" draw:layer="layout" svg:width="23.912cm" svg:height="3.625cm" svg:x="2.058cm" svg:y="1.484cm" presentation:class="title" presentation:user-transformed="true">
          <draw:text-box>
            <text:p text:style-name="P1">“Classic” Calibration<text:line-break/>(for phases/gains)</text:p>
          </draw:text-box>
        </draw:frame>
        <draw:frame draw:style-name="gr4" draw:layer="layout" svg:width="24.331cm" svg:height="14.327cm" svg:x="2.58cm" svg:y="6.038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3.706cm" svg:height="10.28cm" svg:x="3.647cm" svg:y="2.853cm" draw:page-number="6" presentation:class="page"/>
          <draw:frame presentation:style-name="pr6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7" draw:style-name="dp3" draw:master-page-name="lyt-cool" presentation:presentation-page-layout-name="AL1T1" presentation:use-footer-name="ftr1">
        <draw:frame presentation:style-name="pr4" draw:layer="layout" svg:width="23.912cm" svg:height="3.257cm" svg:x="2.058cm" svg:y="1.668cm" presentation:class="title">
          <draw:text-box>
            <text:p text:style-name="P1">The M.E. Analogue</text:p>
          </draw:text-box>
        </draw:frame>
        <draw:frame draw:style-name="gr4" draw:layer="layout" svg:width="22.002cm" svg:height="14.332cm" svg:x="2.473cm" svg:y="6cm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3.706cm" svg:height="10.28cm" svg:x="3.647cm" svg:y="2.853cm" draw:page-number="7" presentation:class="page"/>
          <draw:frame presentation:style-name="pr6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8" draw:style-name="dp3" draw:master-page-name="lyt-cool" presentation:presentation-page-layout-name="AL1T1" presentation:use-footer-name="ftr1">
        <draw:frame presentation:style-name="pr4" draw:layer="layout" svg:width="23.912cm" svg:height="3.625cm" svg:x="2.058cm" svg:y="1.484cm" presentation:class="title" presentation:user-transformed="true">
          <draw:text-box>
            <text:p text:style-name="P1">Implementing Corrections<text:line-break/>In MeqTrees</text:p>
          </draw:text-box>
        </draw:frame>
        <draw:frame presentation:style-name="pr5" draw:text-style-name="P16" draw:layer="layout" svg:width="23.912cm" svg:height="12.98cm" svg:x="2.058cm" svg:y="5.838cm" presentation:class="outline" presentation:user-transformed="true">
          <draw:text-box>
            <text:list text:style-name="L2">
              <text:list-item>
                <text:p text:style-name="P13"><text:span text:style-name="T7">The </text:span><text:span text:style-name="T8">Meq.MatrixInvert22</text:span><text:span text:style-name="T7"> node inverts 2x2 matrices.</text:span></text:p>
              </text:list-item>
            </text:list>
            <text:list text:style-name="L2">
              <text:list-item>
                <text:list>
                  <text:list-item>
                    <text:p text:style-name="P14"><text:span text:style-name="T7">(generalized inversion not yet available)</text:span></text:p>
                  </text:list-item>
                </text:list>
              </text:list-item>
            </text:list>
            <text:list text:style-name="L2">
              <text:list-item>
                <text:p text:style-name="P15"><text:span text:style-name="T7">A </text:span><text:span text:style-name="T8">Meq.Spigot</text:span><text:span text:style-name="T7"> reads data from the MS.</text:span></text:p>
              </text:list-item>
            </text:list>
            <text:list text:style-name="L2">
              <text:list-item>
                <text:p text:style-name="P13"><text:span text:style-name="T7">See </text:span><text:span text:style-name="T9">ME3/demo1-correct-gains.py</text:span><text:span text:style-name="T7">.</text:span></text:p>
              </text:list-item>
            </text:list>
            <text:list text:style-name="L2">
              <text:list-item>
                <text:p text:style-name="P15"><text:span text:style-name="T7">Re-run ME1 exercise 1 to simulate an MS with instrumental polarization.</text:span></text:p>
              </text:list-item>
            </text:list>
            <text:list text:style-name="L2">
              <text:list-item>
                <text:p text:style-name="P13"><text:span text:style-name="T7">Run </text:span><text:span text:style-name="T9">ME3/demo1</text:span><text:span text:style-name="T7"> on this MS, write to the CORRECTED_DATA column, make an </text:span><text:span text:style-name="T10">IQUV</text:span><text:span text:style-name="T7"> channel map of this column.</text:span>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8" presentation:class="page"/>
          <draw:frame presentation:style-name="pr6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9" draw:style-name="dp3" draw:master-page-name="lyt-cool" presentation:presentation-page-layout-name="AL1T1" presentation:use-footer-name="ftr1">
        <draw:frame presentation:style-name="pr4" draw:layer="layout" svg:width="23.912cm" svg:height="3.625cm" svg:x="2.058cm" svg:y="1.484cm" presentation:class="title" presentation:user-transformed="true">
          <draw:text-box>
            <text:p text:style-name="P1">Exercise 1: Correcting For Parallactic Angle</text:p>
          </draw:text-box>
        </draw:frame>
        <draw:frame presentation:style-name="pr5" draw:text-style-name="P16" draw:layer="layout" svg:width="23.912cm" svg:height="12.98cm" svg:x="2.058cm" svg:y="5.838cm" presentation:class="outline" presentation:user-transformed="true">
          <draw:text-box>
            <text:list text:style-name="L2">
              <text:list-item>
                <text:p text:style-name="P13"><text:span text:style-name="T7">Re-run ME1 exercise 2 to produce an MS with instrumental polarization and <text:s/>alt-az mounts</text:span></text:p>
              </text:list-item>
            </text:list>
            <text:list text:style-name="L2">
              <text:list-item>
                <text:p text:style-name="P13"><text:span text:style-name="T7">Make an per-channel IQUV map of the DATA column</text:span></text:p>
              </text:list-item>
            </text:list>
            <text:list text:style-name="L2">
              <text:list-item>
                <text:p text:style-name="P13"><text:span text:style-name="T7">Modify </text:span><text:span text:style-name="T9">ME3/demo1</text:span><text:span text:style-name="T7"> to correct for P.A.</text:span></text:p>
              </text:list-item>
            </text:list>
            <text:list text:style-name="L2">
              <text:list-item>
                <text:p text:style-name="P13"><text:span text:style-name="T7">Write corrections to CORRECTED_DATA</text:span></text:p>
              </text:list-item>
            </text:list>
            <text:list text:style-name="L2">
              <text:list-item>
                <text:p text:style-name="P13"><text:span text:style-name="T7">Make an </text:span><text:span text:style-name="T10">IQUV</text:span><text:span text:style-name="T7"> channel map of the CORRECTED_DATA column</text:span></text:p>
              </text:list-item>
            </text:list>
            <text:list text:style-name="L2">
              <text:list-item>
                <text:p text:style-name="P13"><text:span text:style-name="T7">Did you get an unpolarized point source back?</text:span>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9" presentation:class="page"/>
          <draw:frame presentation:style-name="pr6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0" draw:style-name="dp3" draw:master-page-name="lyt-cool" presentation:presentation-page-layout-name="AL1T1" presentation:use-footer-name="ftr1">
        <draw:frame presentation:style-name="pr4" draw:layer="layout" svg:width="23.912cm" svg:height="3.625cm" svg:x="2.058cm" svg:y="1.484cm" presentation:class="title" presentation:user-transformed="true">
          <draw:text-box>
            <text:p text:style-name="P1">Correcting For Multiple Jones Terms</text:p>
          </draw:text-box>
        </draw:frame>
        <draw:frame draw:style-name="gr4" draw:layer="layout" svg:width="21.623cm" svg:height="11.242cm" svg:x="3.377cm" svg:y="6.758cm"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13.706cm" svg:height="10.28cm" svg:x="3.647cm" svg:y="2.853cm" draw:page-number="10" presentation:class="page"/>
          <draw:frame presentation:style-name="pr6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1" draw:style-name="dp3" draw:master-page-name="lyt-cool" presentation:presentation-page-layout-name="AL1T1" presentation:use-footer-name="ftr1">
        <office:forms form:automatic-focus="false" form:apply-design-mode="false"/>
        <draw:frame presentation:style-name="pr1" draw:text-style-name="P17" draw:layer="layout" svg:width="23.912cm" svg:height="3.508cm" svg:x="2.058cm" svg:y="1.543cm" presentation:class="title" presentation:user-transformed="true">
          <draw:text-box>
            <text:p text:style-name="P1"><text:span text:style-name="T11">So, Is There Always Such A Beast As “Corrected” </text:span><text:span text:style-name="T12">uv-</text:span><text:span text:style-name="T11">Data?</text:span></text:p>
          </draw:text-box>
        </draw:frame>
        <draw:frame draw:style-name="gr4" draw:layer="layout" svg:width="22.541cm" svg:height="10.667cm" svg:x="2.959cm" svg:y="7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presentation:style-name="pr7" draw:text-style-name="P12" draw:layer="layout" svg:width="23.912cm" svg:height="1.569cm" svg:x="2.088cm" svg:y="22.931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3.706cm" svg:height="10.28cm" svg:x="3.647cm" svg:y="2.853cm" draw:page-number="11" presentation:class="page"/>
          <draw:frame presentation:style-name="pr6" draw:text-style-name="P1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2" draw:style-name="dp3" draw:master-page-name="lyt-cool" presentation:presentation-page-layout-name="AL1T1" presentation:use-footer-name="ftr1">
        <draw:frame presentation:style-name="pr4" draw:layer="layout" svg:width="23.912cm" svg:height="3.625cm" svg:x="2.058cm" svg:y="1.484cm" presentation:class="title" presentation:user-transformed="true">
          <draw:text-box>
            <text:p text:style-name="P1">Exercise 2:<text:line-break/>Ionospheric Corrections</text:p>
          </draw:text-box>
        </draw:frame>
        <draw:frame presentation:style-name="pr5" draw:layer="layout" svg:width="23.912cm" svg:height="12.98cm" svg:x="2cm" svg:y="6.52cm" presentation:class="outline" presentation:user-transformed="true">
          <draw:text-box>
            <text:list text:style-name="L2">
              <text:list-item>
                <text:p text:style-name="P12">Run <text:span text:style-name="T13">ME2/demo.......</text:span> to simulate an MS with ionospheric corruptions.</text:p>
              </text:list-item>
            </text:list>
            <text:list text:style-name="L2">
              <text:list-item>
                <text:p text:style-name="P12">Extend <text:span text:style-name="T13">ME3/demo1</text:span> to take the ionosphere back out, write results to the CORRECTED_DATA column.</text:p>
              </text:list-item>
            </text:list>
            <text:list text:style-name="L2">
              <text:list-item>
                <text:p text:style-name="P12">Make a per-channel map.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12" presentation:class="page"/>
          <draw:frame presentation:style-name="pr6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3" draw:style-name="dp3" draw:master-page-name="lyt-cool" presentation:presentation-page-layout-name="AL1T1" presentation:use-footer-name="ftr1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 presentation:user-transformed="true">
          <draw:text-box>
            <text:p text:style-name="P1">And The Answer Is...</text:p>
          </draw:text-box>
        </draw:frame>
        <draw:frame presentation:style-name="pr8" draw:text-style-name="P13" draw:layer="layout" svg:width="23.912cm" svg:height="4.589cm" svg:x="2cm" svg:y="5.5cm" presentation:class="outline" presentation:user-transformed="true">
          <draw:text-box>
            <text:list text:style-name="L2">
              <text:list-item>
                <text:p text:style-name="P13"><text:span text:style-name="T7">In general, </text:span><text:span text:style-name="T8">NO!</text:span></text:p>
              </text:list-item>
            </text:list>
            <text:list text:style-name="L2">
              <text:list-item>
                <text:p text:style-name="P13"><text:span text:style-name="T10">uv</text:span><text:span text:style-name="T7">-plane effects (the </text:span><text:span text:style-name="T14">G</text:span><text:span text:style-name="T7">s) can be taken out.</text:span></text:p>
              </text:list-item>
            </text:list>
            <text:list text:style-name="L2">
              <text:list-item>
                <text:p text:style-name="P13"><text:span text:style-name="T7">Image-plane effects correspond to convolution in the </text:span><text:span text:style-name="T10">uv</text:span><text:span text:style-name="T7">-plane:</text:span></text:p>
              </text:list-item>
            </text:list>
          </draw:text-box>
        </draw:frame>
        <draw:frame draw:style-name="gr4" draw:layer="layout" svg:width="0.2cm" svg:height="0.467cm" svg:x="16.934cm" svg:y="16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4" draw:layer="layout" svg:width="19.647cm" svg:height="1.332cm" svg:x="4cm" svg:y="10.5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presentation:style-name="pr8" draw:text-style-name="P13" draw:layer="layout" svg:width="23.912cm" svg:height="7.227cm" svg:x="2.088cm" svg:y="12.5cm" presentation:class="outline" presentation:user-transformed="true">
          <draw:text-box>
            <text:list text:style-name="L2">
              <text:list-item>
                <text:list>
                  <text:list-item>
                    <text:p text:style-name="P14"><text:span text:style-name="T15">...with time-variable kernel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4"><text:span text:style-name="T15">...and with each baseline's </text:span><text:span text:style-name="T16">uv</text:span><text:span text:style-name="T15">-plane sampled along just a single track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8"><text:span text:style-name="T15"/></text:p>
                  </text:list-item>
                </text:list>
              </text:list-item>
            </text:list>
            <text:list text:style-name="L4">
              <text:list-item>
                <text:p text:style-name="P19"><text:span text:style-name="T17">(Note: Bhatnagar et al. (EVLA Memo 100) suggest a method for </text:span><text:span text:style-name="T18">approximate</text:span><text:span text:style-name="T17"> correction during the imaging step. We'll return to this later.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706cm" svg:height="10.28cm" svg:x="3.647cm" svg:y="2.853cm" draw:page-number="13" presentation:class="page"/>
          <draw:frame presentation:style-name="pr6" draw:text-style-name="P1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4" draw:style-name="dp3" draw:master-page-name="lyt-cool" presentation:presentation-page-layout-name="AL1T1" presentation:use-footer-name="ftr1">
        <office:forms form:automatic-focus="false" form:apply-design-mode="false"/>
        <draw:frame presentation:style-name="pr1" draw:text-style-name="P1" draw:layer="layout" svg:width="23.912cm" svg:height="3.625cm" svg:x="2.058cm" svg:y="1.484cm" presentation:class="title" presentation:user-transformed="true">
          <draw:text-box>
            <text:p text:style-name="P1">Correcting At<text:line-break/>A Single Point</text:p>
          </draw:text-box>
        </draw:frame>
        <draw:frame draw:style-name="gr4" draw:layer="layout" svg:width="0.2cm" svg:height="0.467cm" svg:x="16.934cm" svg:y="16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4" draw:layer="layout" svg:width="22.252cm" svg:height="8.656cm" svg:x="2.355cm" svg:y="5.826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presentation:style-name="pr9" draw:text-style-name="P13" draw:layer="layout" svg:width="23.912cm" svg:height="3.442cm" svg:x="2.5cm" svg:y="15.058cm" presentation:class="outline" presentation:user-transformed="true">
          <draw:text-box>
            <text:list text:style-name="L2">
              <text:list-item>
                <text:p text:style-name="P12"><text:span text:style-name="T7">In general, </text:span><text:span text:style-name="T10">uv-</text:span><text:span text:style-name="T7">data can only be “corrected” for a single point on the sky.</text:span></text:p>
              </text:list-item>
            </text:list>
            <text:list text:style-name="L2">
              <text:list-item>
                <text:p text:style-name="P12"><text:span text:style-name="T7">This is the motivation for facet imaging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706cm" svg:height="10.28cm" svg:x="3.647cm" svg:y="2.853cm" draw:page-number="14" presentation:class="page"/>
          <draw:frame presentation:style-name="pr6" draw:text-style-name="P11" draw:layer="layout" svg:width="14.518cm" svg:height="11.16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ans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en" style:country-asian="US" style:font-family-complex="'Bitstream Vera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" draw:fill-image-name="Bitmape_20_5" draw:fill-image-width="0cm" draw:fill-image-height="0cm" fo:padding-top="0.125cm" fo:padding-bottom="0.125cm" fo:padding-left="0.25cm" fo:padding-right="0.25cm" draw:shadow="hidden" draw:shadow-offset-x="0.3cm" draw:shadow-offset-y="0.3cm" draw:shadow-color="#808080" draw:parallel="tru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>
        <style:tab-stops/>
      </style:paragraph-properties>
      <style:text-properties style:use-window-font-color="true" style:text-outline="false" style:text-line-through-style="none" fo:font-family="'Bitstream Vera Sans'" style:font-family-generic="roman" style:font-pitch="variable" fo:font-size="18pt" fo:font-style="normal" fo:text-shadow="none" style:text-underline-style="none" fo:font-weight="normal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lyt-cool-title" style:family="presentation">
      <style:graphic-properties draw:stroke="none" draw:fill="none" draw:textarea-vertical-align="middle">
        <text:list-style>
          <text:list-level-style-bullet text:level="1" text:bullet-char=""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</text:list-style>
      </style:graphic-properties>
      <style:paragraph-properties fo:text-align="center" text:enable-numbering="false"/>
      <style:text-properties fo:color="#333333" style:text-outline="false" style:text-line-through-style="none" fo:font-family="Albany" style:font-style-name="Fett" style:font-family-generic="swiss" style:font-pitch="variable" fo:font-size="44pt" fo:font-style="normal" fo:text-shadow="none" style:text-underline-style="none" fo:font-weight="bold"/>
    </style:style>
    <style:style style:name="lyt-cool-subtitle" style:family="presentation">
      <style:graphic-properties draw:stroke="none" draw:fill="none" draw:textarea-vertical-align="middle">
        <text:list-style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cool-notes" style:family="presentation">
      <style:graphic-properties draw:stroke="none" draw:fill="none"/>
      <style:paragraph-properties text:enable-numbering="fals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cool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start" text:enable-numbering="true" fo:text-indent="-0.9cm"/>
      <style:text-properties fo:color="#000000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/>
    </style:style>
    <style:style style:name="lyt-cool-outline2" style:family="presentation" style:parent-style-name="lyt-cool-outline1">
      <style:paragraph-properties fo:margin-left="0cm" fo:margin-right="0cm" fo:text-indent="-0.8cm"/>
      <style:text-properties fo:font-size="28pt"/>
    </style:style>
    <style:style style:name="lyt-cool-outline3" style:family="presentation" style:parent-style-name="lyt-cool-outline2">
      <style:paragraph-properties fo:margin-left="0cm" fo:margin-right="0cm" fo:text-indent="-0.6cm"/>
      <style:text-properties fo:font-size="24pt"/>
    </style:style>
    <style:style style:name="lyt-cool-outline4" style:family="presentation" style:parent-style-name="lyt-cool-outline3">
      <style:paragraph-properties fo:margin-left="0cm" fo:margin-right="0cm" fo:text-indent="-0.6cm"/>
      <style:text-properties fo:font-size="20pt"/>
    </style:style>
    <style:style style:name="lyt-cool-outline5" style:family="presentation" style:parent-style-name="lyt-cool-outline4">
      <style:paragraph-properties fo:margin-left="0cm" fo:margin-right="0cm" fo:text-indent="-0.6cm"/>
      <style:text-properties fo:font-size="20pt"/>
    </style:style>
    <style:style style:name="lyt-cool-outline6" style:family="presentation" style:parent-style-name="lyt-cool-outline5">
      <style:paragraph-properties fo:margin-left="0cm" fo:margin-right="0cm" fo:text-indent="-0.6cm"/>
      <style:text-properties fo:font-size="20pt"/>
    </style:style>
    <style:style style:name="lyt-cool-outline7" style:family="presentation" style:parent-style-name="lyt-cool-outline6">
      <style:paragraph-properties fo:margin-left="0cm" fo:margin-right="0cm" fo:text-indent="-0.6cm"/>
      <style:text-properties fo:font-size="20pt"/>
    </style:style>
    <style:style style:name="lyt-cool-outline8" style:family="presentation" style:parent-style-name="lyt-cool-outline7">
      <style:paragraph-properties fo:margin-left="0cm" fo:margin-right="0cm" fo:text-indent="-0.6cm"/>
      <style:text-properties fo:font-size="20pt"/>
    </style:style>
    <style:style style:name="lyt-cool-outline9" style:family="presentation" style:parent-style-name="lyt-cool-outline8">
      <style:paragraph-properties fo:margin-left="0cm" fo:margin-right="0cm" fo:text-indent="-0.6cm"/>
      <style:text-properties fo:font-size="20pt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solid" draw:fill-color="#babed6" draw:fill-image-width="1cm" draw:fill-image-height="1c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pr2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pr3" style:family="presentation" style:parent-style-name="lyt-cool-backgroundobjects">
      <style:graphic-properties draw:stroke="none" draw:fill="none" draw:fill-color="#ffffff" draw:auto-grow-height="false" fo:min-height="1.449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align="start" fo:text-indent="0cm"/>
      <style:text-properties fo:font-size="14pt" style:font-size-asian="14pt" style:font-size-complex="14pt"/>
    </style:style>
    <style:style style:name="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8.819cm" svg:height="6.614cm" svg:x="3.757cm" svg:y="2.94cm" draw:page-number="1"/>
      <draw:page-thumbnail draw:layer="backgroundobjects" svg:width="8.819cm" svg:height="6.614cm" svg:x="17.122cm" svg:y="2.94cm"/>
      <draw:page-thumbnail draw:layer="backgroundobjects" svg:width="8.819cm" svg:height="6.614cm" svg:x="3.757cm" svg:y="11.445cm"/>
      <draw:page-thumbnail draw:layer="backgroundobjects" svg:width="8.819cm" svg:height="6.614cm" svg:x="17.122cm" svg:y="11.445cm"/>
    </style:handout-master>
    <style:master-page style:name="lyt-cool" style:page-layout-name="PM1" draw:style-name="dp1">
      <office:forms form:automatic-focus="false" form:apply-design-mode="false"/>
      <draw:rect presentation:style-name="pr1" draw:text-style-name="P3" draw:layer="backgroundobjects" svg:width="26.875cm" svg:height="15.74cm" svg:x="1.124cm" svg:y="5.259cm">
        <text:p/>
      </draw:rect>
      <draw:frame presentation:style-name="lyt-cool-title" draw:layer="backgroundobjects" svg:width="23.912cm" svg:height="3.507cm" svg:x="2.058cm" svg:y="1.543cm" presentation:class="title" presentation:placeholder="true">
        <draw:text-box/>
      </draw:frame>
      <draw:frame presentation:style-name="lyt-cool-outline1" draw:layer="backgroundobjects" svg:width="23.912cm" svg:height="13.23cm" svg:x="2.058cm" svg:y="5.838cm" presentation:class="outline" presentation:placeholder="true">
        <draw:text-box/>
      </draw:frame>
      <draw:rect presentation:style-name="pr2" draw:text-style-name="P3" draw:layer="backgroundobjects" svg:width="0.505cm" svg:height="2.552cm" svg:x="0cm" svg:y="0cm">
        <text:p/>
      </draw:rect>
      <draw:rect presentation:style-name="pr2" draw:text-style-name="P3" draw:layer="backgroundobjects" svg:width="0.505cm" svg:height="2.552cm" svg:x="0cm" svg:y="6.615cm">
        <text:p/>
      </draw:rect>
      <draw:rect presentation:style-name="pr2" draw:text-style-name="P3" draw:layer="backgroundobjects" svg:width="0.505cm" svg:height="2.552cm" svg:x="0cm" svg:y="3.246cm">
        <text:p/>
      </draw:rect>
      <draw:frame presentation:style-name="pr3" draw:text-style-name="P5" draw:layer="backgroundobjects" svg:width="10cm" svg:height="0.948cm" svg:x="1cm" svg:y="0.052cm" presentation:class="footer">
        <draw:text-box>
          <text:p text:style-name="P4"><text:span text:style-name="T1"><presentation:footer/></text:span></text:p>
        </draw:text-box>
      </draw:frame>
      <draw:frame presentation:style-name="pr3" draw:text-style-name="P2" draw:layer="backgroundobjects" svg:width="2.5cm" svg:height="0.948cm" svg:x="25cm" svg:y="0.052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lyt-cool-title" draw:layer="backgroundobjects" svg:width="13.706cm" svg:height="10.28cm" svg:x="3.647cm" svg:y="2.853cm" presentation:class="page"/>
        <draw:frame presentation:style-name="lyt-cool-notes" draw:layer="backgroundobjects" svg:width="14.518cm" svg:height="11.41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creation-date>2006-09-15T16:37:37</meta:creation-date>
    <dc:date>2007-01-16T23:05:23</dc:date>
    <meta:print-date>2006-10-16T20:42:10</meta:print-date>
    <dc:language>en-US</dc:language>
    <meta:editing-cycles>80</meta:editing-cycles>
    <meta:editing-duration>P8DT9H3M2S</meta:editing-duration>
    <meta:user-defined meta:name="Info 1"/>
    <meta:user-defined meta:name="Info 2"/>
    <meta:user-defined meta:name="Info 3"/>
    <meta:user-defined meta:name="Info 4"/>
    <meta:document-statistic meta:object-count="81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style math:fontsize="24pt">
            <math:mrow>
              <math:mrow>
                <math:mtext>Assume this m.e.:    </math:mtext>
                <math:mrow>
                  <math:msub>
                    <math:mi>v</math:mi>
                    <math:mi math:fontstyle="italic">pq</math:mi>
                  </math:msub>
                  <math:mo math:stretchy="false">=</math:mo>
                  <math:msub>
                    <math:mi>g</math:mi>
                    <math:mi>p</math:mi>
                  </math:msub>
                </math:mrow>
                <math:mstyle math:fontsize="36pt">
                  <math:mrow>
                    <math:mo math:stretchy="false">F</math:mo>
                  </math:mrow>
                </math:mstyle>
                <math:mrow>
                  <math:mo math:stretchy="false">(</math:mo>
                  <math:mi>b</math:mi>
                  <math:mo math:stretchy="false">)</math:mo>
                </math:mrow>
                <math:msubsup>
                  <math:mi>g</math:mi>
                  <math:mi>q</math:mi>
                  <math:mo math:stretchy="false">*</math:mo>
                </math:msubsup>
              </math:mrow>
            </math:mrow>
          </math:mstyle>
        </math:mrow>
      </math:mtr>
      <math:mtr/>
      <math:mtr>
        <math:mrow>
          <math:mstyle math:fontsize="24pt">
            <math:mrow>
              <math:mrow>
                <math:mtext>1. Start with a model for the sky brightness, </math:mtext>
                <math:mi>M</math:mi>
                <math:mrow>
                  <math:mo math:stretchy="false">(</math:mo>
                  <math:mrow>
                    <math:mo math:stretchy="false">l</math:mo>
                    <math:mi>,</math:mi>
                    <math:mo math:stretchy="false">m</math:mo>
                  </math:mrow>
                  <math:mo math:stretchy="false">)</math:mo>
                </math:mrow>
              </math:mrow>
            </math:mrow>
          </math:mstyle>
        </math:mrow>
      </math:mtr>
      <math:mtr>
        <math:mrow>
          <math:mstyle math:fontsize="24pt">
            <math:mrow>
              <math:mrow>
                <math:mtext>2. F.T. that into model coherencies: </math:mtext>
                <math:mi>x</math:mi>
                <math:mrow>
                  <math:mrow>
                    <math:mo math:stretchy="false">(</math:mo>
                    <math:mrow>
                      <math:mi>u</math:mi>
                      <math:mi>,</math:mi>
                      <math:mi>v</math:mi>
                    </math:mrow>
                    <math:mo math:stretchy="false">)</math:mo>
                  </math:mrow>
                  <math:mo math:stretchy="false">=</math:mo>
                  <math:mstyle math:fontsize="36pt">
                    <math:mrow>
                      <math:mo math:stretchy="false">F</math:mo>
                    </math:mrow>
                  </math:mstyle>
                </math:mrow>
                <math:mrow>
                  <math:mo math:stretchy="false">(</math:mo>
                  <math:mi>M</math:mi>
                  <math:mo math:stretchy="false">)</math:mo>
                </math:mrow>
              </math:mrow>
            </math:mrow>
          </math:mstyle>
        </math:mrow>
      </math:mtr>
      <math:mtr>
        <math:mrow>
          <math:mstyle math:fontsize="24pt">
            <math:mrow>
              <math:mrow>
                <math:mtext>3. Predict 'corrupted' model: </math:mtext>
                <math:mi>x</math:mi>
                <math:mrow>
                  <math:msub>
                    <math:mi>'</math:mi>
                    <math:mi math:fontstyle="italic">pq</math:mi>
                  </math:msub>
                  <math:mo math:stretchy="false">=</math:mo>
                  <math:msub>
                    <math:mi>g</math:mi>
                    <math:mi>p</math:mi>
                  </math:msub>
                </math:mrow>
                <math:msub>
                  <math:mi>x</math:mi>
                  <math:mi math:fontstyle="italic">pq</math:mi>
                </math:msub>
                <math:msubsup>
                  <math:mi>g</math:mi>
                  <math:mi>q</math:mi>
                  <math:mo math:stretchy="false">*</math:mo>
                </math:msubsup>
              </math:mrow>
            </math:mrow>
          </math:mstyle>
        </math:mrow>
      </math:mtr>
      <math:mtr>
        <math:mrow>
          <math:mstyle math:fontsize="24pt">
            <math:mrow>
              <math:mrow>
                <math:mtext>4. Find </math:mtext>
                <math:msub>
                  <math:mi>g</math:mi>
                  <math:mi>p</math:mi>
                </math:msub>
                <math:mtext>s by fitting </math:mtext>
                <math:mi>x</math:mi>
                <math:msub>
                  <math:mi>'</math:mi>
                  <math:mi math:fontstyle="italic">pq</math:mi>
                </math:msub>
                <math:mtext> to observed </math:mtext>
                <math:msub>
                  <math:mi>v</math:mi>
                  <math:mi math:fontstyle="italic">pq</math:mi>
                </math:msub>
              </math:mrow>
            </math:mrow>
          </math:mstyle>
        </math:mrow>
      </math:mtr>
      <math:mtr>
        <math:mrow>
          <math:mstyle math:fontsize="24pt">
            <math:mrow>
              <math:mrow>
                <math:mtext>5. Compute corrected visibilities: </math:mtext>
                <math:mi>v</math:mi>
                <math:mrow>
                  <math:msub>
                    <math:mi>'</math:mi>
                    <math:mi math:fontstyle="italic">pq</math:mi>
                  </math:msub>
                  <math:mo math:stretchy="false">=</math:mo>
                  <math:msubsup>
                    <math:mi>g</math:mi>
                    <math:mi>p</math:mi>
                    <math:mrow>
                      <math:mo math:stretchy="false">−</math:mo>
                      <math:mn>1</math:mn>
                    </math:mrow>
                  </math:msubsup>
                </math:mrow>
                <math:msub>
                  <math:mi>v</math:mi>
                  <math:mi math:fontstyle="italic">pq</math:mi>
                </math:msub>
                <math:msup>
                  <math:mrow>
                    <math:mo math:stretchy="false">(</math:mo>
                    <math:msubsup>
                      <math:mi>g</math:mi>
                      <math:mi>q</math:mi>
                      <math:mrow>
                        <math:mo math:stretchy="false">−</math:mo>
                        <math:mn>1</math:mn>
                      </math:mrow>
                    </math:msubsup>
                    <math:mo math:stretchy="false">)</math:mo>
                  </math:mrow>
                  <math:mo math:stretchy="false">*</math:mo>
                </math:msup>
              </math:mrow>
            </math:mrow>
          </math:mstyle>
        </math:mrow>
      </math:mtr>
      <math:mtr/>
      <math:mtr>
        <math:mrow>
          <math:mstyle math:fontsize="24pt">
            <math:mrow>
              <math:mtext>The "corrected" visibilities are then in an F.T. relationship </math:mtext>
            </math:mrow>
          </math:mstyle>
        </math:mrow>
      </math:mtr>
      <math:mtr>
        <math:mrow>
          <math:mstyle math:fontsize="24pt">
            <math:mrow>
              <math:mrow>
                <math:mtext>with the true sky </math:mtext>
                <math:mi>b</math:mi>
                <math:mi>:</math:mi>
                <math:mi/>
                <math:mi>v</math:mi>
                <math:mrow>
                  <math:msub>
                    <math:mi>'</math:mi>
                    <math:mi math:fontstyle="italic">pq</math:mi>
                  </math:msub>
                  <math:mo math:stretchy="false">=</math:mo>
                  <math:mstyle math:fontsize="36pt">
                    <math:mrow>
                      <math:mo math:stretchy="false">F</math:mo>
                    </math:mrow>
                  </math:mstyle>
                </math:mrow>
                <math:mrow>
                  <math:mo math:stretchy="false">(</math:mo>
                  <math:mi>b</math:mi>
                  <math:mo math:stretchy="false">)</math:mo>
                </math:mrow>
              </math:mrow>
            </math:mrow>
          </math:mstyle>
        </math:mrow>
      </math:mtr>
    </math:mtable>
    <math:annotation math:encoding="StarMath 5.0">alignl size 24 { "Assume this m.e.:    " v_{pq} = g_p size 36 %fcall(b) g^%star_q } newline  newline
alignl size 24 {"1. Start with a model for the sky brightness, " M(%l,%m)} newline
alignl size 24 {"2. F.T. that into model coherencies: " x(u,v) = size 36 %fcall(M) } newline
alignl size 24 {"3. Predict 'corrupted' model: " x'_pq = g_p x_{pq}g^%star_q } newline
alignl size 24 {"4. Find " g_p "s by fitting " x'_{pq} " to observed " v_{pq} } newline
alignl size 24 {"5. Compute corrected visibilities: " v'_{pq} = g^{-1}_p v_{pq}(g^{-1}_q)^%star } newline newline
alignl size 24 {"The \"corrected\" visibilities are then in an F.T. relationship " } newline
alignl size 24 {"with the true sky " b: ~~~ v'_pq = size 36 %fcall(b) } newline





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style math:fontsize="24pt">
            <math:mrow>
              <math:mrow>
                <math:mtext>Assume this m.e.:    </math:mtext>
                <math:mrow>
                  <math:msub>
                    <math:mstyle math:fontweight="bold">
                      <math:mrow>
                        <math:mi>V</math:mi>
                      </math:mrow>
                    </math:mstyle>
                    <math:mi math:fontstyle="italic">pq</math:mi>
                  </math:msub>
                  <math:mo math:stretchy="false">=</math:mo>
                  <math:msub>
                    <math:mstyle math:fontweight="bold">
                      <math:mrow>
                        <math:mi>G</math:mi>
                      </math:mrow>
                    </math:mstyle>
                    <math:mi>p</math:mi>
                  </math:msub>
                </math:mrow>
                <math:mstyle math:fontsize="36pt">
                  <math:mrow>
                    <math:mo math:stretchy="false">F</math:mo>
                  </math:mrow>
                </math:mstyle>
                <math:mrow>
                  <math:mo math:stretchy="false">(</math:mo>
                  <math:mstyle math:fontweight="bold">
                    <math:mrow>
                      <math:mi>B</math:mi>
                    </math:mrow>
                  </math:mstyle>
                  <math:mo math:stretchy="false">)</math:mo>
                </math:mrow>
                <math:msubsup>
                  <math:mstyle math:fontweight="bold">
                    <math:mrow>
                      <math:mi>G</math:mi>
                    </math:mrow>
                  </math:mstyle>
                  <math:mi>q</math:mi>
                  <math:mo math:stretchy="false">†</math:mo>
                </math:msubsup>
              </math:mrow>
            </math:mrow>
          </math:mstyle>
        </math:mrow>
      </math:mtr>
      <math:mtr/>
      <math:mtr>
        <math:mrow>
          <math:mstyle math:fontsize="24pt">
            <math:mrow>
              <math:mrow>
                <math:mtext>1. Start with a model for the sky brightness, </math:mtext>
                <math:mstyle math:fontweight="bold">
                  <math:mrow>
                    <math:mi>M</math:mi>
                  </math:mrow>
                </math:mstyle>
                <math:mrow>
                  <math:mo math:stretchy="false">(</math:mo>
                  <math:mrow>
                    <math:mo math:stretchy="false">l</math:mo>
                    <math:mi>,</math:mi>
                    <math:mo math:stretchy="false">m</math:mo>
                  </math:mrow>
                  <math:mo math:stretchy="false">)</math:mo>
                </math:mrow>
              </math:mrow>
            </math:mrow>
          </math:mstyle>
        </math:mrow>
      </math:mtr>
      <math:mtr>
        <math:mrow>
          <math:mstyle math:fontsize="24pt">
            <math:mrow>
              <math:mrow>
                <math:mtext>2. F.T. that into model visibilities: </math:mtext>
                <math:mrow>
                  <math:mstyle math:fontweight="bold">
                    <math:mrow>
                      <math:mi>X</math:mi>
                    </math:mrow>
                  </math:mstyle>
                  <math:mo math:stretchy="false">=</math:mo>
                  <math:mstyle math:fontsize="36pt">
                    <math:mrow>
                      <math:mo math:stretchy="false">F</math:mo>
                    </math:mrow>
                  </math:mstyle>
                </math:mrow>
                <math:mrow>
                  <math:mo math:stretchy="false">(</math:mo>
                  <math:mstyle math:fontweight="bold">
                    <math:mrow>
                      <math:mi>M</math:mi>
                    </math:mrow>
                  </math:mstyle>
                  <math:mo math:stretchy="false">)</math:mo>
                </math:mrow>
              </math:mrow>
            </math:mrow>
          </math:mstyle>
        </math:mrow>
      </math:mtr>
      <math:mtr>
        <math:mrow>
          <math:mstyle math:fontsize="24pt">
            <math:mrow>
              <math:mrow>
                <math:mtext>3. Predict 'corrupted' model: </math:mtext>
                <math:mstyle math:fontweight="bold">
                  <math:mrow>
                    <math:mi>X</math:mi>
                  </math:mrow>
                </math:mstyle>
                <math:mrow>
                  <math:msub>
                    <math:mi>'</math:mi>
                    <math:mi math:fontstyle="italic">pq</math:mi>
                  </math:msub>
                  <math:mo math:stretchy="false">=</math:mo>
                  <math:msub>
                    <math:mstyle math:fontweight="bold">
                      <math:mrow>
                        <math:mi>G</math:mi>
                      </math:mrow>
                    </math:mstyle>
                    <math:mi>p</math:mi>
                  </math:msub>
                </math:mrow>
                <math:msub>
                  <math:mstyle math:fontweight="bold">
                    <math:mrow>
                      <math:mi>X</math:mi>
                    </math:mrow>
                  </math:mstyle>
                  <math:mi math:fontstyle="italic">pq</math:mi>
                </math:msub>
                <math:msubsup>
                  <math:mstyle math:fontweight="bold">
                    <math:mrow>
                      <math:mi>G</math:mi>
                    </math:mrow>
                  </math:mstyle>
                  <math:mi>q</math:mi>
                  <math:mo math:stretchy="false">†</math:mo>
                </math:msubsup>
              </math:mrow>
            </math:mrow>
          </math:mstyle>
        </math:mrow>
      </math:mtr>
      <math:mtr>
        <math:mrow>
          <math:mstyle math:fontsize="24pt">
            <math:mrow>
              <math:mrow>
                <math:mtext>4. Find </math:mtext>
                <math:msub>
                  <math:mstyle math:fontweight="bold">
                    <math:mrow>
                      <math:mi>G</math:mi>
                    </math:mrow>
                  </math:mstyle>
                  <math:mi>p</math:mi>
                </math:msub>
                <math:mtext>s by fitting </math:mtext>
                <math:mstyle math:fontweight="bold">
                  <math:mrow>
                    <math:mi>X</math:mi>
                  </math:mrow>
                </math:mstyle>
                <math:msub>
                  <math:mi>'</math:mi>
                  <math:mi math:fontstyle="italic">pq</math:mi>
                </math:msub>
                <math:mtext> to observed </math:mtext>
                <math:msub>
                  <math:mstyle math:fontweight="bold">
                    <math:mrow>
                      <math:mi>V</math:mi>
                    </math:mrow>
                  </math:mstyle>
                  <math:mi math:fontstyle="italic">pq</math:mi>
                </math:msub>
              </math:mrow>
            </math:mrow>
          </math:mstyle>
        </math:mrow>
      </math:mtr>
      <math:mtr>
        <math:mrow>
          <math:mstyle math:fontsize="24pt">
            <math:mrow>
              <math:mrow>
                <math:mtext>5. Compute corrected visibilities: </math:mtext>
                <math:mstyle math:fontweight="bold">
                  <math:mrow>
                    <math:mi>V</math:mi>
                  </math:mrow>
                </math:mstyle>
                <math:mrow>
                  <math:msub>
                    <math:mi>'</math:mi>
                    <math:mi math:fontstyle="italic">pq</math:mi>
                  </math:msub>
                  <math:mo math:stretchy="false">=</math:mo>
                  <math:msubsup>
                    <math:mstyle math:fontweight="bold">
                      <math:mrow>
                        <math:mi>G</math:mi>
                      </math:mrow>
                    </math:mstyle>
                    <math:mi>p</math:mi>
                    <math:mrow>
                      <math:mo math:stretchy="false">−</math:mo>
                      <math:mn>1</math:mn>
                    </math:mrow>
                  </math:msubsup>
                </math:mrow>
                <math:msub>
                  <math:mstyle math:fontweight="bold">
                    <math:mrow>
                      <math:mi>V</math:mi>
                    </math:mrow>
                  </math:mstyle>
                  <math:mi math:fontstyle="italic">pq</math:mi>
                </math:msub>
                <math:msup>
                  <math:mrow>
                    <math:mo math:stretchy="false">(</math:mo>
                    <math:msubsup>
                      <math:mstyle math:fontweight="bold">
                        <math:mrow>
                          <math:mi>G</math:mi>
                        </math:mrow>
                      </math:mstyle>
                      <math:mi>q</math:mi>
                      <math:mrow>
                        <math:mo math:stretchy="false">−</math:mo>
                        <math:mn>1</math:mn>
                      </math:mrow>
                    </math:msubsup>
                    <math:mo math:stretchy="false">)</math:mo>
                  </math:mrow>
                  <math:mo math:stretchy="false">†</math:mo>
                </math:msup>
              </math:mrow>
            </math:mrow>
          </math:mstyle>
        </math:mrow>
      </math:mtr>
      <math:mtr>
        <math:mrow>
          <math:mstyle math:fontsize="24pt">
            <math:mrow>
              <math:mrow>
                <math:mtext>    (note that </math:mtext>
                <math:mrow>
                  <math:msup>
                    <math:mrow>
                      <math:mo math:stretchy="false">(</math:mo>
                      <math:msup>
                        <math:mstyle math:fontweight="bold">
                          <math:mrow>
                            <math:mi>G</math:mi>
                          </math:mrow>
                        </math:mstyle>
                        <math:mo math:stretchy="false">†</math:mo>
                      </math:msup>
                      <math:mo math:stretchy="false">)</math:mo>
                    </math:mrow>
                    <math:mrow>
                      <math:mo math:stretchy="false">−</math:mo>
                      <math:mn>1</math:mn>
                    </math:mrow>
                  </math:msup>
                  <math:mo math:stretchy="false">=</math:mo>
                  <math:msup>
                    <math:mrow>
                      <math:mo math:stretchy="false">(</math:mo>
                      <math:msup>
                        <math:mstyle math:fontweight="bold">
                          <math:mrow>
                            <math:mi>G</math:mi>
                          </math:mrow>
                        </math:mstyle>
                        <math:mrow>
                          <math:mo math:stretchy="false">−</math:mo>
                          <math:mn>1</math:mn>
                        </math:mrow>
                      </math:msup>
                      <math:mo math:stretchy="false">)</math:mo>
                    </math:mrow>
                    <math:mo math:stretchy="false">†</math:mo>
                  </math:msup>
                </math:mrow>
                <math:mtext>)</math:mtext>
              </math:mrow>
            </math:mrow>
          </math:mstyle>
        </math:mrow>
      </math:mtr>
      <math:mtr/>
      <math:mtr>
        <math:mrow>
          <math:mstyle math:fontsize="24pt">
            <math:mrow>
              <math:mrow>
                <math:mtext>We then again have  </math:mtext>
                <math:mstyle math:fontweight="bold">
                  <math:mrow>
                    <math:mi>V</math:mi>
                  </math:mrow>
                </math:mstyle>
                <math:mrow>
                  <math:msub>
                    <math:mi>'</math:mi>
                    <math:mi math:fontstyle="italic">pq</math:mi>
                  </math:msub>
                  <math:mo math:stretchy="false">=</math:mo>
                  <math:mstyle math:fontsize="36pt">
                    <math:mrow>
                      <math:mo math:stretchy="false">F</math:mo>
                    </math:mrow>
                  </math:mstyle>
                </math:mrow>
                <math:mrow>
                  <math:mo math:stretchy="false">(</math:mo>
                  <math:mstyle math:fontweight="bold">
                    <math:mrow>
                      <math:mi>B</math:mi>
                    </math:mrow>
                  </math:mstyle>
                  <math:mo math:stretchy="false">)</math:mo>
                </math:mrow>
              </math:mrow>
            </math:mrow>
          </math:mstyle>
        </math:mrow>
      </math:mtr>
    </math:mtable>
    <math:annotation math:encoding="StarMath 5.0">alignl size 24 { "Assume this m.e.:    " {bold V}_{pq} = {bold G}_p size 36 %fcall(bold B) {bold G}^%dagger_q } newline  newline
alignl size 24 {"1. Start with a model for the sky brightness, " {bold M}(%l,%m)} newline
alignl size 24 {"2. F.T. that into model visibilities: " bold X = size 36 %fcall(bold M) } newline
alignl size 24 {"3. Predict 'corrupted' model: " {bold X}'_pq = {bold G}_p {bold X}_{pq}{bold G}^%dagger_q } newline
alignl size 24 {"4. Find " {bold G}_p "s by fitting " {bold X}'_{pq} " to observed " {bold V}_{pq} } newline
alignl size 24 {"5. Compute corrected visibilities: " {bold V}'_{pq} = {bold G}^{-1}_p {bold V}_{pq}({bold G}^{-1}_q)^%dagger } newline 
alignr size 24 { "    (note that " ({bold G}^%dagger)^{-1} = ({bold G}^{-1})^%dagger ")" } newline newline
alignl size 24 {"We then again have  " {bold V}'_pq = size 36 %fcall(bold B) } newline





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style math:fontsize="24pt">
            <math:mrow>
              <math:mtext>Given an m.e. of the form:</math:mtext>
            </math:mrow>
          </math:mstyle>
        </math:mrow>
      </math:mtr>
      <math:mtr>
        <math:mstyle math:fontsize="24pt">
          <math:mrow>
            <math:mrow>
              <math:mrow>
                <math:msub>
                  <math:mstyle math:fontweight="bold">
                    <math:mrow>
                      <math:mi>V</math:mi>
                    </math:mrow>
                  </math:mstyle>
                  <math:mi math:fontstyle="italic">pq</math:mi>
                </math:msub>
                <math:mo math:stretchy="false">=</math:mo>
                <math:msub>
                  <math:mstyle math:fontweight="bold">
                    <math:mrow>
                      <math:mi>J</math:mi>
                    </math:mrow>
                  </math:mstyle>
                  <math:mi math:fontstyle="italic">pn</math:mi>
                </math:msub>
              </math:mrow>
              <math:mn>...</math:mn>
              <math:msub>
                <math:mstyle math:fontweight="bold">
                  <math:mrow>
                    <math:mi>J</math:mi>
                  </math:mrow>
                </math:mstyle>
                <math:mi math:fontstyle="italic">p1</math:mi>
              </math:msub>
              <math:msub>
                <math:mstyle math:fontweight="bold">
                  <math:mrow>
                    <math:mi>X</math:mi>
                  </math:mrow>
                </math:mstyle>
                <math:mi math:fontstyle="italic">pq</math:mi>
              </math:msub>
              <math:msubsup>
                <math:mstyle math:fontweight="bold">
                  <math:mrow>
                    <math:mi>J</math:mi>
                  </math:mrow>
                </math:mstyle>
                <math:mi math:fontstyle="italic">q1</math:mi>
                <math:mo math:stretchy="false">†</math:mo>
              </math:msubsup>
              <math:mn>...</math:mn>
              <math:msubsup>
                <math:mstyle math:fontweight="bold">
                  <math:mrow>
                    <math:mi>J</math:mi>
                  </math:mrow>
                </math:mstyle>
                <math:mi math:fontstyle="italic">qn</math:mi>
                <math:mo math:stretchy="false">†</math:mo>
              </math:msubsup>
            </math:mrow>
          </math:mrow>
        </math:mstyle>
      </math:mtr>
      <math:mtr>
        <math:mrow>
          <math:mstyle math:fontsize="24pt">
            <math:mrow>
              <math:mtext>the corrections need to be applied in reverse order:</math:mtext>
            </math:mrow>
          </math:mstyle>
        </math:mrow>
      </math:mtr>
      <math:mtr>
        <math:mstyle math:fontsize="24pt">
          <math:mrow>
            <math:mrow>
              <math:mstyle math:fontweight="bold">
                <math:mrow>
                  <math:mi>V</math:mi>
                </math:mrow>
              </math:mstyle>
              <math:mrow>
                <math:msub>
                  <math:mi>'</math:mi>
                  <math:mi math:fontstyle="italic">pq</math:mi>
                </math:msub>
                <math:mo math:stretchy="false">=</math:mo>
                <math:msubsup>
                  <math:mstyle math:fontweight="bold">
                    <math:mrow>
                      <math:mi>J</math:mi>
                    </math:mrow>
                  </math:mstyle>
                  <math:mi math:fontstyle="italic">p1</math:mi>
                  <math:mrow>
                    <math:mo math:stretchy="false">−</math:mo>
                    <math:mn>1</math:mn>
                  </math:mrow>
                </math:msubsup>
              </math:mrow>
              <math:mn>...</math:mn>
              <math:msubsup>
                <math:mstyle math:fontweight="bold">
                  <math:mrow>
                    <math:mi>J</math:mi>
                  </math:mrow>
                </math:mstyle>
                <math:mi math:fontstyle="italic">pn</math:mi>
                <math:mrow>
                  <math:mo math:stretchy="false">−</math:mo>
                  <math:mn>1</math:mn>
                </math:mrow>
              </math:msubsup>
              <math:msub>
                <math:mstyle math:fontweight="bold">
                  <math:mrow>
                    <math:mi>V</math:mi>
                  </math:mrow>
                </math:mstyle>
                <math:mi math:fontstyle="italic">pq</math:mi>
              </math:msub>
              <math:msup>
                <math:mrow>
                  <math:mo math:stretchy="false">(</math:mo>
                  <math:msubsup>
                    <math:mstyle math:fontweight="bold">
                      <math:mrow>
                        <math:mi>J</math:mi>
                      </math:mrow>
                    </math:mstyle>
                    <math:mi math:fontstyle="italic">qn</math:mi>
                    <math:mrow>
                      <math:mo math:stretchy="false">−</math:mo>
                      <math:mn>1</math:mn>
                    </math:mrow>
                  </math:msubsup>
                  <math:mo math:stretchy="false">)</math:mo>
                </math:mrow>
                <math:mo math:stretchy="false">†</math:mo>
              </math:msup>
              <math:mn>...</math:mn>
              <math:mrow>
                <math:msup>
                  <math:mrow>
                    <math:mo math:stretchy="false">(</math:mo>
                    <math:msubsup>
                      <math:mstyle math:fontweight="bold">
                        <math:mrow>
                          <math:mi>J</math:mi>
                        </math:mrow>
                      </math:mstyle>
                      <math:mi math:fontstyle="italic">q1</math:mi>
                      <math:mrow>
                        <math:mo math:stretchy="false">−</math:mo>
                        <math:mn>1</math:mn>
                      </math:mrow>
                    </math:msubsup>
                    <math:mo math:stretchy="false">)</math:mo>
                  </math:mrow>
                  <math:mo math:stretchy="false">†</math:mo>
                </math:msup>
                <math:mo math:stretchy="false">=</math:mo>
                <math:mtext/>
              </math:mrow>
            </math:mrow>
          </math:mrow>
        </math:mstyle>
      </math:mtr>
      <math:mtr>
        <math:mstyle math:fontsize="24pt">
          <math:mrow>
            <math:mrow>
              <math:mrow>
                <math:mtext/>
                <math:mo math:stretchy="false">=</math:mo>
                <math:msubsup>
                  <math:mstyle math:fontweight="bold">
                    <math:mrow>
                      <math:mi>J</math:mi>
                    </math:mrow>
                  </math:mstyle>
                  <math:mi math:fontstyle="italic">p1</math:mi>
                  <math:mrow>
                    <math:mo math:stretchy="false">−</math:mo>
                    <math:mn>1</math:mn>
                  </math:mrow>
                </math:msubsup>
              </math:mrow>
              <math:mn>...</math:mn>
              <math:munder>
                <math:munder math:accent="true">
                  <math:mrow>
                    <math:msubsup>
                      <math:mstyle math:fontweight="bold">
                        <math:mrow>
                          <math:mi>J</math:mi>
                        </math:mrow>
                      </math:mstyle>
                      <math:mi math:fontstyle="italic">pn</math:mi>
                      <math:mrow>
                        <math:mo math:stretchy="false">−</math:mo>
                        <math:mn>1</math:mn>
                      </math:mrow>
                    </math:msubsup>
                    <math:msub>
                      <math:mstyle math:fontweight="bold">
                        <math:mrow>
                          <math:mi>J</math:mi>
                        </math:mrow>
                      </math:mstyle>
                      <math:mi math:fontstyle="italic">pn</math:mi>
                    </math:msub>
                  </math:mrow>
                  <math:mo math:stretchy="false"></math:mo>
                </math:munder>
                <math:mrow>
                  <math:mtext/>
                  <math:mo math:stretchy="false">=</math:mo>
                  <math:mn>1</math:mn>
                </math:mrow>
              </math:munder>
              <math:mn>...</math:mn>
              <math:msub>
                <math:mstyle math:fontweight="bold">
                  <math:mrow>
                    <math:mi>J</math:mi>
                  </math:mrow>
                </math:mstyle>
                <math:mi math:fontstyle="italic">p1</math:mi>
              </math:msub>
              <math:msub>
                <math:mstyle math:fontweight="bold">
                  <math:mrow>
                    <math:mi>X</math:mi>
                  </math:mrow>
                </math:mstyle>
                <math:mi math:fontstyle="italic">pq</math:mi>
              </math:msub>
              <math:msubsup>
                <math:mstyle math:fontweight="bold">
                  <math:mrow>
                    <math:mi>J</math:mi>
                  </math:mrow>
                </math:mstyle>
                <math:mi math:fontstyle="italic">q1</math:mi>
                <math:mo math:stretchy="false">†</math:mo>
              </math:msubsup>
              <math:mn>...</math:mn>
              <math:munder>
                <math:munder math:accent="true">
                  <math:mrow>
                    <math:msubsup>
                      <math:mstyle math:fontweight="bold">
                        <math:mrow>
                          <math:mi>J</math:mi>
                        </math:mrow>
                      </math:mstyle>
                      <math:mi math:fontstyle="italic">qn</math:mi>
                      <math:mo math:stretchy="false">†</math:mo>
                    </math:msubsup>
                    <math:msup>
                      <math:mrow>
                        <math:mo math:stretchy="false">(</math:mo>
                        <math:msubsup>
                          <math:mstyle math:fontweight="bold">
                            <math:mrow>
                              <math:mi>J</math:mi>
                            </math:mrow>
                          </math:mstyle>
                          <math:mi math:fontstyle="italic">qn</math:mi>
                          <math:mrow>
                            <math:mo math:stretchy="false">−</math:mo>
                            <math:mn>1</math:mn>
                          </math:mrow>
                        </math:msubsup>
                        <math:mo math:stretchy="false">)</math:mo>
                      </math:mrow>
                      <math:mo math:stretchy="false">†</math:mo>
                    </math:msup>
                  </math:mrow>
                  <math:mo math:stretchy="false"></math:mo>
                </math:munder>
                <math:mrow>
                  <math:mtext/>
                  <math:mo math:stretchy="false">=</math:mo>
                  <math:mn>1</math:mn>
                </math:mrow>
              </math:munder>
              <math:mn>...</math:mn>
              <math:mrow>
                <math:msup>
                  <math:mrow>
                    <math:mo math:stretchy="false">(</math:mo>
                    <math:msubsup>
                      <math:mstyle math:fontweight="bold">
                        <math:mrow>
                          <math:mi>J</math:mi>
                        </math:mrow>
                      </math:mstyle>
                      <math:mi math:fontstyle="italic">q1</math:mi>
                      <math:mrow>
                        <math:mo math:stretchy="false">−</math:mo>
                        <math:mn>1</math:mn>
                      </math:mrow>
                    </math:msubsup>
                    <math:mo math:stretchy="false">)</math:mo>
                  </math:mrow>
                  <math:mo math:stretchy="false">†</math:mo>
                </math:msup>
                <math:mo math:stretchy="false">=</math:mo>
                <math:mtext/>
              </math:mrow>
            </math:mrow>
          </math:mrow>
        </math:mstyle>
      </math:mtr>
      <math:mtr>
        <math:mstyle math:fontsize="24pt">
          <math:mrow>
            <math:mrow>
              <math:mrow>
                <math:mrow>
                  <math:mtext/>
                  <math:mo math:stretchy="false">=</math:mo>
                  <math:msub>
                    <math:mstyle math:fontweight="bold">
                      <math:mrow>
                        <math:mi>X</math:mi>
                      </math:mrow>
                    </math:mstyle>
                    <math:mi math:fontstyle="italic">pq</math:mi>
                  </math:msub>
                </math:mrow>
                <math:mo math:stretchy="false">=</math:mo>
                <math:mstyle math:fontsize="36pt">
                  <math:mrow>
                    <math:mo math:stretchy="false">F</math:mo>
                  </math:mrow>
                </math:mstyle>
              </math:mrow>
              <math:mrow>
                <math:mo math:stretchy="false">(</math:mo>
                <math:mstyle math:fontweight="bold">
                  <math:mrow>
                    <math:mi>B</math:mi>
                  </math:mrow>
                </math:mstyle>
                <math:mo math:stretchy="false">)</math:mo>
              </math:mrow>
            </math:mrow>
          </math:mrow>
        </math:mstyle>
      </math:mtr>
      <math:mtr/>
      <math:mtr>
        <math:mrow>
          <math:mstyle math:fontsize="24pt">
            <math:mrow>
              <math:mtext>...and all matrix (non-)commutation rules apply.</math:mtext>
            </math:mrow>
          </math:mstyle>
        </math:mrow>
      </math:mtr>
    </math:mtable>
    <math:annotation math:encoding="StarMath 5.0">alignl size 24 { "Given an m.e. of the form:" } newline
size 24 { {bold V}_pq =  {bold J}_pn ... {bold J}_p1 {bold X}_pq {bold J}^{%dagger}_q1 ... {bold J}^{%dagger}_qn } newline
alignl size 24 { "the corrections need to be applied in reverse order:" } newline
size 24 { {bold V}'_pq = {bold J}^{-1}_p1 ... {bold J}^{-1}_pn {bold V}_pq ({bold J}^{-1}_qn)^%dagger ... ({bold J}^{-1}_{q1})^%dagger = "" } newline
size 24 { "" = {bold J}^{-1}_p1 ... {{bold J}^{-1}_pn {bold J}_pn} underbrace {""=1} ... {bold J}_p1 {bold X}_pq {bold J}^{%dagger}_q1 ... {{bold J}^{%dagger}_qn ({bold J}^{-1}_qn)^%dagger}underbrace{""=1} ... ({bold J}^{-1}_{q1})^%dagger = "" } newline
size 24 { "" = {bold X}_pq = size 36 %fcall(bold B) } newline newline
alignl size 24 {"...and all matrix (non-)commutation rules apply." }
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style math:fontsize="24pt">
            <math:mrow>
              <math:mtext>Say we now have some image-plane effects:</math:mtext>
            </math:mrow>
          </math:mstyle>
        </math:mrow>
      </math:mtr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G</math:mi>
                </math:mrow>
              </math:mstyle>
              <math:mi>p</math:mi>
            </math:msub>
          </math:mrow>
          <math:mstyle math:fontsize="48pt">
            <math:mrow>
              <math:mo math:stretchy="false">F</math:mo>
            </math:mrow>
          </math:mstyle>
          <math:mrow>
            <math:mo math:stretchy="false">(</math:mo>
            <math:mrow>
              <math:msub>
                <math:mo math:stretchy="false">N</math:mo>
                <math:mi>p</math:mi>
              </math:msub>
              <math:msub>
                <math:mstyle math:fontweight="bold">
                  <math:mrow>
                    <math:mi>E</math:mi>
                  </math:mrow>
                </math:mstyle>
                <math:mi>p</math:mi>
              </math:msub>
              <math:mstyle math:fontweight="bold">
                <math:mrow>
                  <math:mi>B</math:mi>
                </math:mrow>
              </math:mstyle>
              <math:msubsup>
                <math:mstyle math:fontweight="bold">
                  <math:mrow>
                    <math:mi>E</math:mi>
                  </math:mrow>
                </math:mstyle>
                <math:mi>q</math:mi>
                <math:mo math:stretchy="false">†</math:mo>
              </math:msubsup>
              <math:msubsup>
                <math:mo math:stretchy="false">N</math:mo>
                <math:mi>q</math:mi>
                <math:mo math:stretchy="false">†</math:mo>
              </math:msubsup>
            </math:mrow>
            <math:mo math:stretchy="false">)</math:mo>
          </math:mrow>
          <math:msubsup>
            <math:mstyle math:fontweight="bold">
              <math:mrow>
                <math:mi>G</math:mi>
              </math:mrow>
            </math:mstyle>
            <math:mi>q</math:mi>
            <math:mo math:stretchy="false">†</math:mo>
          </math:msubsup>
        </math:mrow>
      </math:mtr>
      <math:mtr>
        <math:mrow>
          <math:mstyle math:fontsize="24pt">
            <math:mrow>
              <math:mrow>
                <math:mtext>... and we know all of  the </math:mtext>
                <math:msub>
                  <math:mstyle math:fontweight="bold">
                    <math:mrow>
                      <math:mi>G</math:mi>
                    </math:mrow>
                  </math:mstyle>
                  <math:mi>p</math:mi>
                </math:msub>
                <math:mi>,</math:mi>
                <math:msub>
                  <math:mstyle math:fontweight="bold">
                    <math:mrow>
                      <math:mi>E</math:mi>
                    </math:mrow>
                  </math:mstyle>
                  <math:mi>p</math:mi>
                </math:msub>
                <math:mi>,</math:mi>
                <math:mtext>and (of course) </math:mtext>
                <math:msub>
                  <math:mo math:stretchy="false">N</math:mo>
                  <math:mi>p</math:mi>
                </math:msub>
                <math:mtext>'s</math:mtext>
                <math:mi>;</math:mi>
              </math:mrow>
            </math:mrow>
          </math:mstyle>
        </math:mrow>
      </math:mtr>
      <math:mtr>
        <math:mrow>
          <math:mstyle math:fontsize="24pt">
            <math:mrow>
              <math:mrow>
                <math:mtext>then is there a way to obtain "corrected" visibilities </math:mtext>
                <math:mrow>
                  <math:mstyle math:fontweight="bold">
                    <math:mrow>
                      <math:mi>V</math:mi>
                    </math:mrow>
                  </math:mstyle>
                  <math:mi>'</math:mi>
                </math:mrow>
              </math:mrow>
            </math:mrow>
          </math:mstyle>
        </math:mrow>
      </math:mtr>
      <math:mtr>
        <math:mrow>
          <math:mstyle math:fontsize="24pt">
            <math:mrow>
              <math:mtext>such that  </math:mtext>
            </math:mrow>
          </math:mstyle>
          <math:mrow>
            <math:msub>
              <math:mrow>
                <math:mstyle math:fontweight="bold">
                  <math:mrow>
                    <math:mi>V</math:mi>
                  </math:mrow>
                </math:mstyle>
                <math:mi>'</math:mi>
              </math:mrow>
              <math:mi math:fontstyle="italic">pq</math:mi>
            </math:msub>
            <math:mo math:stretchy="false">=</math:mo>
            <math:mstyle math:fontsize="48pt">
              <math:mrow>
                <math:mo math:stretchy="false">F</math:mo>
              </math:mrow>
            </math:mstyle>
          </math:mrow>
          <math:mrow>
            <math:mo math:stretchy="false">(</math:mo>
            <math:mstyle math:fontweight="bold">
              <math:mrow>
                <math:mi>B</math:mi>
              </math:mrow>
            </math:mstyle>
            <math:mo math:stretchy="false">)</math:mo>
          </math:mrow>
          <math:mi/>
          <math:mi>?</math:mi>
          <math:mi>?</math:mi>
          <math:mi>?</math:mi>
        </math:mrow>
      </math:mtr>
      <math:mtr/>
      <math:mtr>
        <math:mstyle math:fontsize="24pt">
          <math:mrow>
            <math:mrow>
              <math:mtext>  (or at the very least </math:mtext>
              <math:mrow>
                <math:msub>
                  <math:mrow>
                    <math:mstyle math:fontweight="bold">
                      <math:mrow>
                        <math:mi>V</math:mi>
                      </math:mrow>
                    </math:mstyle>
                    <math:mi>'</math:mi>
                  </math:mrow>
                  <math:mi math:fontstyle="italic">pq</math:mi>
                </math:msub>
                <math:mo math:stretchy="false">=</math:mo>
                <math:mstyle math:fontsize="36pt">
                  <math:mrow>
                    <math:mo math:stretchy="false">F</math:mo>
                  </math:mrow>
                </math:mstyle>
              </math:mrow>
              <math:mrow>
                <math:mo math:stretchy="false">(</math:mo>
                <math:mrow>
                  <math:msub>
                    <math:mo math:stretchy="false">N</math:mo>
                    <math:mi>p</math:mi>
                  </math:msub>
                  <math:mstyle math:fontweight="bold">
                    <math:mrow>
                      <math:mi>B</math:mi>
                    </math:mrow>
                  </math:mstyle>
                  <math:msubsup>
                    <math:mo math:stretchy="false">N</math:mo>
                    <math:mi>q</math:mi>
                    <math:mo math:stretchy="false">†</math:mo>
                  </math:msubsup>
                </math:mrow>
                <math:mo math:stretchy="false">)</math:mo>
              </math:mrow>
              <math:mtext>) ???</math:mtext>
            </math:mrow>
          </math:mrow>
        </math:mstyle>
      </math:mtr>
    </math:mtable>
    <math:annotation math:encoding="StarMath 5.0">alignl size 24 { "Say we now have some image-plane effects:" } newline
{bold V}_pq={bold G}_p size 48 %fcall(%N_p {bold E}_p{bold B}{bold E}^{%dagger}_q %N^%dagger_q ){bold G}^{%dagger}_q newline
alignl size 24 { "... and we know all of  the " {bold G}_p, {bold E}_p, "and (of course) " %N_{p}"'s";} newline
alignl size 24 { "then is there a way to obtain \"corrected\" visibilities " {bold V'} } newline
size 24 { "such that  " } {bold V'}_pq=size 48 %fcall({bold B})~~ ??? newline newline
size 24 { "  (or at the very least " {bold V'}_pq=size 36 %fcall(%N_p {bold B} %N^%dagger_q) ") ???" } newline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/>
</file>

<file path=Object 7/content.xml><?xml version="1.0" encoding="utf-8"?>
<!DOCTYPE math  PUBLIC '-//OpenOffice.org//DTD Modified W3C MathML 1.01//EN'  'math.dtd'>
<math:math xmlns:math="http://www.w3.org/1998/Math/MathML">
  <math:semantics>
    <math:mrow>
      <math:mstyle math:fontsize="24pt">
        <math:mrow>
          <math:mrow>
            <math:mrow>
              <math:msub>
                <math:mstyle math:fontweight="bold">
                  <math:mrow>
                    <math:mi>V</math:mi>
                  </math:mrow>
                </math:mstyle>
                <math:mi math:fontstyle="italic">pq</math:mi>
              </math:msub>
              <math:mo math:stretchy="false">=</math:mo>
              <math:mstyle math:fontsize="36pt">
                <math:mrow>
                  <math:mo math:stretchy="false">F</math:mo>
                </math:mrow>
              </math:mstyle>
            </math:mrow>
            <math:mrow>
              <math:mrow>
                <math:mo math:stretchy="false">(</math:mo>
                <math:mrow>
                  <math:msub>
                    <math:mo math:stretchy="false">N</math:mo>
                    <math:mi>p</math:mi>
                  </math:msub>
                  <math:msub>
                    <math:mstyle math:fontweight="bold">
                      <math:mrow>
                        <math:mi>E</math:mi>
                      </math:mrow>
                    </math:mstyle>
                    <math:mi>p</math:mi>
                  </math:msub>
                  <math:mstyle math:fontweight="bold">
                    <math:mrow>
                      <math:mi>B</math:mi>
                    </math:mrow>
                  </math:mstyle>
                  <math:msubsup>
                    <math:mstyle math:fontweight="bold">
                      <math:mrow>
                        <math:mi>E</math:mi>
                      </math:mrow>
                    </math:mstyle>
                    <math:mi>q</math:mi>
                    <math:mo math:stretchy="false">†</math:mo>
                  </math:msubsup>
                  <math:msubsup>
                    <math:mo math:stretchy="false">N</math:mo>
                    <math:mi>q</math:mi>
                    <math:mo math:stretchy="false">†</math:mo>
                  </math:msubsup>
                </math:mrow>
                <math:mo math:stretchy="false">)</math:mo>
              </math:mrow>
              <math:mo math:stretchy="false">=</math:mo>
              <math:mstyle math:fontsize="36pt">
                <math:mrow>
                  <math:mo math:stretchy="false">F</math:mo>
                </math:mrow>
              </math:mstyle>
            </math:mrow>
            <math:mrow>
              <math:mo math:stretchy="false">(</math:mo>
              <math:msub>
                <math:mstyle math:fontweight="bold">
                  <math:mrow>
                    <math:mi>E</math:mi>
                  </math:mrow>
                </math:mstyle>
                <math:mi>p</math:mi>
              </math:msub>
              <math:mo math:stretchy="false">)</math:mo>
            </math:mrow>
            <math:mo math:stretchy="false">°</math:mo>
            <math:mstyle math:fontsize="36pt">
              <math:mrow>
                <math:mo math:stretchy="false">F</math:mo>
              </math:mrow>
            </math:mstyle>
            <math:mrow>
              <math:mo math:stretchy="false">(</math:mo>
              <math:mrow>
                <math:msub>
                  <math:mo math:stretchy="false">N</math:mo>
                  <math:mi>p</math:mi>
                </math:msub>
                <math:mstyle math:fontweight="bold">
                  <math:mrow>
                    <math:mi>B</math:mi>
                  </math:mrow>
                </math:mstyle>
                <math:msubsup>
                  <math:mi>N</math:mi>
                  <math:mi>q</math:mi>
                  <math:mo math:stretchy="false">†</math:mo>
                </math:msubsup>
              </math:mrow>
              <math:mo math:stretchy="false">)</math:mo>
            </math:mrow>
            <math:mo math:stretchy="false">°</math:mo>
            <math:mstyle math:fontsize="36pt">
              <math:mrow>
                <math:mo math:stretchy="false">F</math:mo>
              </math:mrow>
            </math:mstyle>
            <math:mrow>
              <math:mo math:stretchy="false">(</math:mo>
              <math:msubsup>
                <math:mstyle math:fontweight="bold">
                  <math:mrow>
                    <math:mi>E</math:mi>
                  </math:mrow>
                </math:mstyle>
                <math:mi>q</math:mi>
                <math:mo math:stretchy="false">†</math:mo>
              </math:msubsup>
              <math:mo math:stretchy="false">)</math:mo>
            </math:mrow>
          </math:mrow>
        </math:mrow>
      </math:mstyle>
    </math:mrow>
    <math:annotation math:encoding="StarMath 5.0">
alignl size 24 { {bold V}_pq =size 36 %fcall(%N_p{bold E}_p{bold B}{bold E}^{%dagger}_q%N^%dagger_q) = size 36 %fcall({bold E}_p) circ size 36 %fcall(%N_p{bold B}N^%dagger_q) circ size 36 %fcall({bold E}^{%dagger}_q)}
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/>
</file>

<file path=Object 9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style math:fontsize="24pt">
            <math:mrow>
              <math:mrow>
                <math:mtext>But we can correct for a single point </math:mtext>
                <math:msub>
                  <math:mo math:stretchy="false">l</math:mo>
                  <math:mn>0,</math:mn>
                </math:msub>
                <math:msub>
                  <math:mo math:stretchy="false">m</math:mo>
                  <math:mn>0</math:mn>
                </math:msub>
                <math:mi>:</math:mi>
              </math:mrow>
            </math:mrow>
          </math:mstyle>
        </math:mrow>
      </math:mtr>
      <math:mtr>
        <math:mrow>
          <math:mstyle math:fontweight="bold">
            <math:mrow>
              <math:mi>V</math:mi>
            </math:mrow>
          </math:mstyle>
          <math:mrow>
            <math:mi>'</math:mi>
            <math:mo math:stretchy="false">=</math:mo>
            <math:msub>
              <math:mstyle math:fontweight="bold">
                <math:mrow>
                  <math:mi>E</math:mi>
                </math:mrow>
              </math:mstyle>
              <math:mi>p</math:mi>
            </math:msub>
          </math:mrow>
          <math:msup>
            <math:mrow>
              <math:mo math:stretchy="false">(</math:mo>
              <math:mrow>
                <math:msub>
                  <math:mo math:stretchy="false">l</math:mo>
                  <math:mn>0,</math:mn>
                </math:msub>
                <math:msub>
                  <math:mo math:stretchy="false">m</math:mo>
                  <math:mn>0</math:mn>
                </math:msub>
              </math:mrow>
              <math:mo math:stretchy="false">)</math:mo>
            </math:mrow>
            <math:mrow>
              <math:mo math:stretchy="false">−</math:mo>
              <math:mn>1</math:mn>
            </math:mrow>
          </math:msup>
          <math:mstyle math:fontweight="bold">
            <math:mrow>
              <math:mi>V</math:mi>
            </math:mrow>
          </math:mstyle>
          <math:msubsup>
            <math:mstyle math:fontweight="bold">
              <math:mrow>
                <math:mi>E</math:mi>
              </math:mrow>
            </math:mstyle>
            <math:mi>q</math:mi>
            <math:mrow>
              <math:mo math:stretchy="false">−</math:mo>
              <math:mn>1</math:mn>
            </math:mrow>
          </math:msubsup>
          <math:msup>
            <math:mrow>
              <math:mo math:stretchy="false">(</math:mo>
              <math:mrow>
                <math:msub>
                  <math:mo math:stretchy="false">l</math:mo>
                  <math:mn>0,</math:mn>
                </math:msub>
                <math:msub>
                  <math:mo math:stretchy="false">m</math:mo>
                  <math:mn>0</math:mn>
                </math:msub>
              </math:mrow>
              <math:mo math:stretchy="false">)</math:mo>
            </math:mrow>
            <math:mo math:stretchy="false">†</math:mo>
          </math:msup>
          <math:mtext>=</math:mtext>
        </math:mrow>
      </math:mtr>
      <math:mtr>
        <math:mrow>
          <math:mrow>
            <math:mtext>=</math:mtext>
            <math:mstyle math:fontsize="48pt">
              <math:mrow>
                <math:mo math:stretchy="false">F</math:mo>
              </math:mrow>
            </math:mstyle>
            <math:mfenced math:open="" math:close="">
              <math:mrow>
                <math:msup>
                  <math:mrow>
                    <math:mo math:stretchy="false">(</math:mo>
                    <math:mrow>
                      <math:msub>
                        <math:mstyle math:fontweight="bold">
                          <math:mrow>
                            <math:mi>E</math:mi>
                          </math:mrow>
                        </math:mstyle>
                        <math:mi>p</math:mi>
                      </math:msub>
                      <math:mrow>
                        <math:mo math:stretchy="false">(</math:mo>
                        <math:mrow>
                          <math:msub>
                            <math:mo math:stretchy="false">l</math:mo>
                            <math:mn>0,</math:mn>
                          </math:msub>
                          <math:msub>
                            <math:mo math:stretchy="false">m</math:mo>
                            <math:mn>0</math:mn>
                          </math:msub>
                        </math:mrow>
                        <math:mo math:stretchy="false">)</math:mo>
                      </math:mrow>
                    </math:mrow>
                    <math:mo math:stretchy="false">)</math:mo>
                  </math:mrow>
                  <math:mrow>
                    <math:mo math:stretchy="false">−</math:mo>
                    <math:mn>1</math:mn>
                  </math:mrow>
                </math:msup>
                <math:msub>
                  <math:mstyle math:fontweight="bold">
                    <math:mrow>
                      <math:mi>E</math:mi>
                    </math:mrow>
                  </math:mstyle>
                  <math:mi>p</math:mi>
                </math:msub>
                <math:msub>
                  <math:mo math:stretchy="false">N</math:mo>
                  <math:mi>p</math:mi>
                </math:msub>
                <math:mstyle math:fontweight="bold">
                  <math:mrow>
                    <math:mi>B</math:mi>
                  </math:mrow>
                </math:mstyle>
                <math:msubsup>
                  <math:mo math:stretchy="false">N</math:mo>
                  <math:mi>q</math:mi>
                  <math:mo math:stretchy="false">†</math:mo>
                </math:msubsup>
                <math:msubsup>
                  <math:mstyle math:fontweight="bold">
                    <math:mrow>
                      <math:mi>E</math:mi>
                    </math:mrow>
                  </math:mstyle>
                  <math:mi>q</math:mi>
                  <math:mo math:stretchy="false">†</math:mo>
                </math:msubsup>
                <math:msup>
                  <math:mrow>
                    <math:mo math:stretchy="false">(</math:mo>
                    <math:mrow>
                      <math:msubsup>
                        <math:mstyle math:fontweight="bold">
                          <math:mrow>
                            <math:mi>E</math:mi>
                          </math:mrow>
                        </math:mstyle>
                        <math:mi>q</math:mi>
                        <math:mo math:stretchy="false">†</math:mo>
                      </math:msubsup>
                      <math:mrow>
                        <math:mo math:stretchy="false">(</math:mo>
                        <math:mrow>
                          <math:msub>
                            <math:mo math:stretchy="false">l</math:mo>
                            <math:mn>0,</math:mn>
                          </math:msub>
                          <math:msub>
                            <math:mo math:stretchy="false">m</math:mo>
                            <math:mn>0</math:mn>
                          </math:msub>
                        </math:mrow>
                        <math:mo math:stretchy="false">)</math:mo>
                      </math:mrow>
                    </math:mrow>
                    <math:mo math:stretchy="false">)</math:mo>
                  </math:mrow>
                  <math:mrow>
                    <math:mo math:stretchy="false">−</math:mo>
                    <math:mn>1</math:mn>
                  </math:mrow>
                </math:msup>
              </math:mrow>
            </math:mfenced>
          </math:mrow>
        </math:mrow>
      </math:mtr>
      <math:mtr>
        <math:mrow>
          <math:mrow>
            <math:mtext>=</math:mtext>
            <math:mstyle math:fontsize="48pt">
              <math:mrow>
                <math:mo math:stretchy="false">F</math:mo>
              </math:mrow>
            </math:mstyle>
            <math:mrow>
              <math:mo math:stretchy="false">(</math:mo>
              <math:mrow>
                <math:msub>
                  <math:mo math:stretchy="false">N</math:mo>
                  <math:mi>p</math:mi>
                </math:msub>
                <math:mstyle math:fontweight="bold">
                  <math:mrow>
                    <math:mi>B</math:mi>
                  </math:mrow>
                </math:mstyle>
                <math:mi>'</math:mi>
                <math:msubsup>
                  <math:mo math:stretchy="false">N</math:mo>
                  <math:mi>q</math:mi>
                  <math:mo math:stretchy="false">†</math:mo>
                </math:msubsup>
              </math:mrow>
              <math:mo math:stretchy="false">)</math:mo>
            </math:mrow>
          </math:mrow>
        </math:mrow>
      </math:mtr>
      <math:mtr/>
      <math:mtr>
        <math:mrow>
          <math:mstyle math:fontsize="24pt">
            <math:mrow>
              <math:mrow>
                <math:mtext>where </math:mtext>
                <math:mrow>
                  <math:mstyle math:fontweight="bold">
                    <math:mrow>
                      <math:mi>B</math:mi>
                    </math:mrow>
                  </math:mstyle>
                  <math:mi>'</math:mi>
                </math:mrow>
                <math:mrow>
                  <math:mrow>
                    <math:mo math:stretchy="false">(</math:mo>
                    <math:mrow>
                      <math:msub>
                        <math:mo math:stretchy="false">l</math:mo>
                        <math:mn>0,</math:mn>
                      </math:msub>
                      <math:msub>
                        <math:mo math:stretchy="false">m</math:mo>
                        <math:mn>0</math:mn>
                      </math:msub>
                    </math:mrow>
                    <math:mo math:stretchy="false">)</math:mo>
                  </math:mrow>
                  <math:mo math:stretchy="false">=</math:mo>
                  <math:mstyle math:fontweight="bold">
                    <math:mrow>
                      <math:mi>B</math:mi>
                    </math:mrow>
                  </math:mstyle>
                </math:mrow>
                <math:mrow>
                  <math:mo math:stretchy="false">(</math:mo>
                  <math:mrow>
                    <math:msub>
                      <math:mo math:stretchy="false">l</math:mo>
                      <math:mn>0,</math:mn>
                    </math:msub>
                    <math:msub>
                      <math:mo math:stretchy="false">m</math:mo>
                      <math:mn>0</math:mn>
                    </math:msub>
                  </math:mrow>
                  <math:mo math:stretchy="false">)</math:mo>
                </math:mrow>
                <math:mi>,</math:mi>
                <math:mtext> but diverges further away.</math:mtext>
              </math:mrow>
            </math:mrow>
          </math:mstyle>
        </math:mrow>
      </math:mtr>
    </math:mtable>
    <math:annotation math:encoding="StarMath 5.0">alignl size 24 { "But we can correct for a single point " %l_0,%m_0: } newline
bold V' = {bold E}_p(%l_0,%m_0)^{-1} bold V{bold E}^{-1}_q(%l_0,%m_0)^%dagger "=" newline
alignc "=" size 48 %fcall left (({bold E}_p(%l_0,%m_0))^{-1}{bold E}_p %N_p bold B %N^%dagger_q {bold E}_q^%dagger({bold E}^{%dagger}_q(%l_0,%m_0))^{-1} right ) newline
alignc "=" size 48 %fcall(%N_p bold B' %N^%dagger_q) newline newline
alignl size 24 { "where " {bold B'}(%l_0,%m_0) = {bold B}(%l_0,%m_0)," but diverges further away." }



</math:annotation>
  </math:semantics>
</math:math>
</file>